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ExportCSV.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mm"/>
    </style:style>
    <style:style style:name="co6" style:family="table-column">
      <style:table-column-properties fo:break-before="auto" style:column-width="22.67mm"/>
    </style:style>
    <style:style style:name="co7" style:family="table-column">
      <style:table-column-properties fo:break-before="auto" style:column-width="22.58mm"/>
    </style:style>
    <style:style style:name="co35" style:family="table-column">
      <style:table-column-properties fo:break-before="auto" style:column-width="38.21mm"/>
    </style:style>
    <style:style style:name="co36" style:family="table-column">
      <style:table-column-properties fo:break-before="auto" style:column-width="26.23mm"/>
    </style:style>
    <style:style style:name="co37" style:family="table-column">
      <style:table-column-properties fo:break-before="auto" style:column-width="37.87mm"/>
    </style:style>
    <style:style style:name="co38" style:family="table-column">
      <style:table-column-properties fo:break-before="auto" style:column-width="56.27mm"/>
    </style:style>
    <style:style style:name="co39" style:family="table-column">
      <style:table-column-properties fo:break-before="auto" style:column-width="61.26mm"/>
    </style:style>
    <style:style style:name="co120" style:family="table-column">
      <style:table-column-properties fo:break-before="auto" style:column-width="87.68mm"/>
    </style:style>
    <style:style style:name="co121" style:family="table-column">
      <style:table-column-properties fo:break-before="auto" style:column-width="119.22mm"/>
    </style:style>
    <style:style style:name="co122" style:family="table-column">
      <style:table-column-properties fo:break-before="auto" style:column-width="70.56mm"/>
    </style:style>
    <style:style style:name="co43" style:family="table-column">
      <style:table-column-properties fo:break-before="auto" style:column-width="22.72mm"/>
    </style:style>
    <style:style style:name="co123" style:family="table-column">
      <style:table-column-properties fo:break-before="auto" style:column-width="18.86mm"/>
    </style:style>
    <style:style style:name="co124" style:family="table-column">
      <style:table-column-properties fo:break-before="auto" style:column-width="16.09mm"/>
    </style:style>
    <style:style style:name="co125" style:family="table-column">
      <style:table-column-properties fo:break-before="auto" style:column-width="31.24mm"/>
    </style:style>
    <style:style style:name="co47" style:family="table-column">
      <style:table-column-properties fo:break-before="auto" style:column-width="72.62mm"/>
    </style:style>
    <style:style style:name="co48" style:family="table-column">
      <style:table-column-properties fo:break-before="auto" style:column-width="28.73mm"/>
    </style:style>
    <style:style style:name="co49" style:family="table-column">
      <style:table-column-properties fo:break-before="auto" style:column-width="27.53mm"/>
    </style:style>
    <style:style style:name="co50" style:family="table-column">
      <style:table-column-properties fo:break-before="auto" style:column-width="62.02mm"/>
    </style:style>
    <style:style style:name="co59" style:family="table-column">
      <style:table-column-properties fo:break-before="auto" style:column-width="84.68mm"/>
    </style:style>
    <style:style style:name="co60" style:family="table-column">
      <style:table-column-properties fo:break-before="auto" style:column-width="40.11mm"/>
    </style:style>
    <style:style style:name="co61" style:family="table-column">
      <style:table-column-properties fo:break-before="auto" style:column-width="94.23mm"/>
    </style:style>
    <style:style style:name="co62" style:family="table-column">
      <style:table-column-properties fo:break-before="auto" style:column-width="80.47mm"/>
    </style:style>
    <style:style style:name="co63" style:family="table-column">
      <style:table-column-properties fo:break-before="auto" style:column-width="61.31mm"/>
    </style:style>
    <style:style style:name="co64" style:family="table-column">
      <style:table-column-properties fo:break-before="auto" style:column-width="61.88mm"/>
    </style:style>
    <style:style style:name="co65" style:family="table-column">
      <style:table-column-properties fo:break-before="auto" style:column-width="56.73mm"/>
    </style:style>
    <style:style style:name="co66" style:family="table-column">
      <style:table-column-properties fo:break-before="auto" style:column-width="45.01mm"/>
    </style:style>
    <style:style style:name="co67" style:family="table-column">
      <style:table-column-properties fo:break-before="auto" style:column-width="90.66mm"/>
    </style:style>
    <style:style style:name="co68" style:family="table-column">
      <style:table-column-properties fo:break-before="auto" style:column-width="114.37mm"/>
    </style:style>
    <style:style style:name="co69" style:family="table-column">
      <style:table-column-properties fo:break-before="auto" style:column-width="71.9mm"/>
    </style:style>
    <style:style style:name="co70" style:family="table-column">
      <style:table-column-properties fo:break-before="auto" style:column-width="79.41mm"/>
    </style:style>
    <style:style style:name="co71" style:family="table-column">
      <style:table-column-properties fo:break-before="auto" style:column-width="32.4mm"/>
    </style:style>
    <style:style style:name="co32" style:family="table-column">
      <style:table-column-properties fo:break-before="auto" style:column-width="38.84mm"/>
    </style:style>
    <style:style style:name="co72" style:family="table-column">
      <style:table-column-properties fo:break-before="auto" style:column-width="72.64mm"/>
    </style:style>
    <style:style style:name="co73" style:family="table-column">
      <style:table-column-properties fo:break-before="auto" style:column-width="27.27mm"/>
    </style:style>
    <style:style style:name="co74" style:family="table-column">
      <style:table-column-properties fo:break-before="auto" style:column-width="53.16mm"/>
    </style:style>
    <style:style style:name="co75" style:family="table-column">
      <style:table-column-properties fo:break-before="auto" style:column-width="84.61mm"/>
    </style:style>
    <style:style style:name="co76" style:family="table-column">
      <style:table-column-properties fo:break-before="auto" style:column-width="198.28mm"/>
    </style:style>
    <style:style style:name="co77" style:family="table-column">
      <style:table-column-properties fo:break-before="auto" style:column-width="19.69mm"/>
    </style:style>
    <style:style style:name="co87" style:family="table-column">
      <style:table-column-properties fo:break-before="auto" style:column-width="71.4mm"/>
    </style:style>
    <style:style style:name="co88" style:family="table-column">
      <style:table-column-properties fo:break-before="auto" style:column-width="81.7mm"/>
    </style:style>
    <style:style style:name="co89" style:family="table-column">
      <style:table-column-properties fo:break-before="auto" style:column-width="16.03mm"/>
    </style:style>
    <style:style style:name="co90" style:family="table-column">
      <style:table-column-properties fo:break-before="auto" style:column-width="46.5mm"/>
    </style:style>
    <style:style style:name="co91" style:family="table-column">
      <style:table-column-properties fo:break-before="auto" style:column-width="109.52mm"/>
    </style:style>
    <style:style style:name="co92" style:family="table-column">
      <style:table-column-properties fo:break-before="auto" style:column-width="50.64mm"/>
    </style:style>
    <style:style style:name="co78" style:family="table-column">
      <style:table-column-properties fo:break-before="auto" style:column-width="65.79mm"/>
    </style:style>
    <style:style style:name="co79" style:family="table-column">
      <style:table-column-properties fo:break-before="auto" style:column-width="57.27mm"/>
    </style:style>
    <style:style style:name="co80" style:family="table-column">
      <style:table-column-properties fo:break-before="auto" style:column-width="63.91mm"/>
    </style:style>
    <style:style style:name="co81" style:family="table-column">
      <style:table-column-properties fo:break-before="auto" style:column-width="425.52mm"/>
    </style:style>
    <style:style style:name="co82" style:family="table-column">
      <style:table-column-properties fo:break-before="auto" style:column-width="79.39mm"/>
    </style:style>
    <style:style style:name="co83" style:family="table-column">
      <style:table-column-properties fo:break-before="auto" style:column-width="75.86mm"/>
    </style:style>
    <style:style style:name="co84" style:family="table-column">
      <style:table-column-properties fo:break-before="auto" style:column-width="34.22mm"/>
    </style:style>
    <style:style style:name="co85" style:family="table-column">
      <style:table-column-properties fo:break-before="auto" style:column-width="30.23mm"/>
    </style:style>
    <style:style style:name="co86" style:family="table-column">
      <style:table-column-properties fo:break-before="auto" style:column-width="72.02mm"/>
    </style:style>
    <style:style style:name="co93" style:family="table-column">
      <style:table-column-properties fo:break-before="auto" style:column-width="109.87mm"/>
    </style:style>
    <style:style style:name="co94" style:family="table-column">
      <style:table-column-properties fo:break-before="auto" style:column-width="36.21mm"/>
    </style:style>
    <style:style style:name="co95" style:family="table-column">
      <style:table-column-properties fo:break-before="auto" style:column-width="47.01mm"/>
    </style:style>
    <style:style style:name="co96" style:family="table-column">
      <style:table-column-properties fo:break-before="auto" style:column-width="53.68mm"/>
    </style:style>
    <style:style style:name="co97" style:family="table-column">
      <style:table-column-properties fo:break-before="auto" style:column-width="16.95mm"/>
    </style:style>
    <style:style style:name="co98" style:family="table-column">
      <style:table-column-properties fo:break-before="auto" style:column-width="121.18mm"/>
    </style:style>
    <style:style style:name="co99" style:family="table-column">
      <style:table-column-properties fo:break-before="auto" style:column-width="63.94mm"/>
    </style:style>
    <style:style style:name="co100" style:family="table-column">
      <style:table-column-properties fo:break-before="auto" style:column-width="43mm"/>
    </style:style>
    <style:style style:name="co101" style:family="table-column">
      <style:table-column-properties fo:break-before="auto" style:column-width="58mm"/>
    </style:style>
    <style:style style:name="co102" style:family="table-column">
      <style:table-column-properties fo:break-before="auto" style:column-width="26.51mm"/>
    </style:style>
    <style:style style:name="co103" style:family="table-column">
      <style:table-column-properties fo:break-before="auto" style:column-width="47.47mm"/>
    </style:style>
    <style:style style:name="co104" style:family="table-column">
      <style:table-column-properties fo:break-before="auto" style:column-width="43.46mm"/>
    </style:style>
    <style:style style:name="co105" style:family="table-column">
      <style:table-column-properties fo:break-before="auto" style:column-width="37.31mm"/>
    </style:style>
    <style:style style:name="co106" style:family="table-column">
      <style:table-column-properties fo:break-before="auto" style:column-width="60.45mm"/>
    </style:style>
    <style:style style:name="co107" style:family="table-column">
      <style:table-column-properties fo:break-before="auto" style:column-width="170.09mm"/>
    </style:style>
    <style:style style:name="co108" style:family="table-column">
      <style:table-column-properties fo:break-before="auto" style:column-width="78.14mm"/>
    </style:style>
    <style:style style:name="co109" style:family="table-column">
      <style:table-column-properties fo:break-before="auto" style:column-width="29.6mm"/>
    </style:style>
    <style:style style:name="co110" style:family="table-column">
      <style:table-column-properties fo:break-before="auto" style:column-width="66.8mm"/>
    </style:style>
    <style:style style:name="co111" style:family="table-column">
      <style:table-column-properties fo:break-before="auto" style:column-width="105.9mm"/>
    </style:style>
    <style:style style:name="co112" style:family="table-column">
      <style:table-column-properties fo:break-before="auto" style:column-width="107.02mm"/>
    </style:style>
    <style:style style:name="co113" style:family="table-column">
      <style:table-column-properties fo:break-before="auto" style:column-width="61.12mm"/>
    </style:style>
    <style:style style:name="co114" style:family="table-column">
      <style:table-column-properties fo:break-before="auto" style:column-width="55.69mm"/>
    </style:style>
    <style:style style:name="co115" style:family="table-column">
      <style:table-column-properties fo:break-before="auto" style:column-width="57.15mm"/>
    </style:style>
    <style:style style:name="co116" style:family="table-column">
      <style:table-column-properties fo:break-before="auto" style:column-width="21.08mm"/>
    </style:style>
    <style:style style:name="co117" style:family="table-column">
      <style:table-column-properties fo:break-before="auto" style:column-width="24.8mm"/>
    </style:style>
    <style:style style:name="co118" style:family="table-column">
      <style:table-column-properties fo:break-before="auto" style:column-width="16.14mm"/>
    </style:style>
    <style:style style:name="co119" style:family="table-column">
      <style:table-column-properties fo:break-before="auto" style:column-width="32.67mm"/>
    </style:style>
    <style:style style:name="co126" style:family="table-column">
      <style:table-column-properties fo:break-before="auto" style:column-width="29.92mm"/>
    </style:style>
    <style:style style:name="co127" style:family="table-column">
      <style:table-column-properties fo:break-before="auto" style:column-width="26.86mm"/>
    </style:style>
    <style:style style:name="co128" style:family="table-column">
      <style:table-column-properties fo:break-before="auto" style:column-width="50.87mm"/>
    </style:style>
    <style:style style:name="co129" style:family="table-column">
      <style:table-column-properties fo:break-before="auto" style:column-width="37.92mm"/>
    </style:style>
    <style:style style:name="co130" style:family="table-column">
      <style:table-column-properties fo:break-before="auto" style:column-width="30.74mm"/>
    </style:style>
    <style:style style:name="co131" style:family="table-column">
      <style:table-column-properties fo:break-before="auto" style:column-width="178.52mm"/>
    </style:style>
    <style:style style:name="co132" style:family="table-column">
      <style:table-column-properties fo:break-before="auto" style:column-width="44.66mm"/>
    </style:style>
    <style:style style:name="co133" style:family="table-column">
      <style:table-column-properties fo:break-before="auto" style:column-width="119.82mm"/>
    </style:style>
    <style:style style:name="co134" style:family="table-column">
      <style:table-column-properties fo:break-before="auto" style:column-width="58.26mm"/>
    </style:style>
    <style:style style:name="co135" style:family="table-column">
      <style:table-column-properties fo:break-before="auto" style:column-width="101.81mm"/>
    </style:style>
    <style:style style:name="co136" style:family="table-column">
      <style:table-column-properties fo:break-before="auto" style:column-width="84.91mm"/>
    </style:style>
    <style:style style:name="ro2" style:family="table-row">
      <style:table-row-properties style:row-height="4.52mm" fo:break-before="auto" style:use-optimal-row-height="true"/>
    </style:style>
    <style:style style:name="ro14" style:family="table-row">
      <style:table-row-properties style:row-height="4.53mm" fo:break-before="auto" style:use-optimal-row-height="true"/>
    </style:style>
    <style:style style:name="ro15" style:family="table-row">
      <style:table-row-properties style:row-height="14.04mm" fo:break-before="auto" style:use-optimal-row-height="false"/>
    </style:style>
    <style:style style:name="ro24" style:family="table-row">
      <style:table-row-properties style:row-height="8.94mm" fo:break-before="auto" style:use-optimal-row-height="false"/>
    </style:style>
    <style:style style:name="ro25" style:family="table-row">
      <style:table-row-properties style:row-height="5.26mm" fo:break-before="auto" style:use-optimal-row-height="false"/>
    </style:style>
    <style:style style:name="ro9" style:family="table-row">
      <style:table-row-properties style:row-height="4.73mm" fo:break-before="auto" style:use-optimal-row-height="false"/>
    </style:style>
    <style:style style:name="ro10" style:family="table-row">
      <style:table-row-properties style:row-height="9.21mm" fo:break-before="auto" style:use-optimal-row-height="false"/>
    </style:style>
    <style:style style:name="ro19" style:family="table-row">
      <style:table-row-properties style:row-height="9.47mm" fo:break-before="auto" style:use-optimal-row-height="false"/>
    </style:style>
    <style:style style:name="ro12" style:family="table-row">
      <style:table-row-properties style:row-height="9.07mm" fo:break-before="auto" style:use-optimal-row-height="false"/>
    </style:style>
    <style:style style:name="ro13" style:family="table-row">
      <style:table-row-properties style:row-height="4.99mm" fo:break-before="auto" style:use-optimal-row-height="false"/>
    </style:style>
    <style:style style:name="ro16" style:family="table-row">
      <style:table-row-properties style:row-height="4.2mm" fo:break-before="auto" style:use-optimal-row-height="false"/>
    </style:style>
    <style:style style:name="ro17" style:family="table-row">
      <style:table-row-properties style:row-height="9.35mm" fo:break-before="auto" style:use-optimal-row-height="false"/>
    </style:style>
    <style:style style:name="ro18" style:family="table-row">
      <style:table-row-properties style:row-height="4.46mm" fo:break-before="auto" style:use-optimal-row-height="false"/>
    </style:style>
    <style:style style:name="ro20" style:family="table-row">
      <style:table-row-properties style:row-height="13.69mm" fo:break-before="auto" style:use-optimal-row-height="false"/>
    </style:style>
    <style:style style:name="ro21" style:family="table-row">
      <style:table-row-properties style:row-height="10.78mm" fo:break-before="auto" style:use-optimal-row-height="false"/>
    </style:style>
    <style:style style:name="ro22" style:family="table-row">
      <style:table-row-properties style:row-height="4.66mm" fo:break-before="auto" style:use-optimal-row-height="true"/>
    </style:style>
    <style:style style:name="ro23" style:family="table-row">
      <style:table-row-properties style:row-height="8.41mm" fo:break-before="auto" style:use-optimal-row-height="true"/>
    </style:style>
    <style:style style:name="ro26" style:family="table-row">
      <style:table-row-properties style:row-height="9.65mm" fo:break-before="auto" style:use-optimal-row-height="false"/>
    </style:style>
    <style:style style:name="ro27" style:family="table-row">
      <style:table-row-properties style:row-height="4.52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0" style:family="table-cell" style:parent-style-name="Default">
      <style:table-cell-properties fo:background-color="#004586"/>
      <style:text-properties fo:color="#ffffff" style:text-position="" fo:font-weight="bold" style:font-weight-asian="bold" style:font-weight-complex="bold"/>
    </style:style>
    <style:style style:name="ce4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ext-properties style:text-position="" fo:font-size="10pt" style:font-size-asian="10pt" style:font-size-complex="10pt"/>
    </style:style>
    <style:style style:name="ce1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3333"/>
      <style:text-properties style:text-position=""/>
    </style:style>
    <style:style style:name="ce20"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004586"/>
      <style:text-properties fo:color="#ffffff" style:text-position="" fo:font-weight="bold" style:font-weight-asian="bold" style:font-weight-complex="bold"/>
    </style:style>
    <style:style style:name="ce71"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fo:background-color="#ffff00"/>
      <style:text-properties style:text-position=""/>
    </style:style>
    <style:style style:name="ce76" style:family="table-cell" style:parent-style-name="Default">
      <style:table-cell-properties fo:background-color="#006600"/>
      <style:text-properties style:text-position="" fo:font-size="10pt" style:font-size-asian="10pt" style:font-size-complex="10pt"/>
    </style:style>
    <style:style style:name="ce27" style:family="table-cell" style:parent-style-name="Default">
      <style:text-properties style:text-position="" style:font-name="Arial1" style:font-name-asian="Arial Unicode MS" style:font-name-complex="Arial1"/>
    </style:style>
    <style:style style:name="ce3" style:family="table-cell" style:parent-style-name="Default">
      <style:text-properties style:text-position="" fo:font-size="10pt" style:font-size-asian="10pt" style:font-size-complex="10pt"/>
    </style:style>
    <style:style style:name="ce4"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3333"/>
      <style:text-properties style:text-position=""/>
    </style:style>
    <style:style style:name="ce54" style:family="table-cell" style:parent-style-name="Default">
      <style:table-cell-properties fo:background-color="#006600"/>
      <style:text-properties style:text-position="" fo:font-size="10pt" style:font-size-asian="10pt" style:font-size-complex="10pt"/>
    </style:style>
    <style:style style:name="ce6"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ffff00"/>
      <style:text-properties style:text-position=""/>
    </style:style>
    <style:style style:name="ce28"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ext-properties fo:font-size="10pt" style:font-size-asian="10pt" style:font-size-complex="10pt"/>
    </style:style>
    <style:style style:name="ce32"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ff3333"/>
    </style:style>
    <style:style style:name="ce34"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3333"/>
      <style:text-properties fo:color="#800000" fo:font-size="10pt" style:font-size-asian="10pt" style:font-size-complex="10pt"/>
    </style:style>
    <style:style style:name="ce36" style:family="table-cell" style:parent-style-name="Default">
      <style:table-cell-properties fo:background-color="#ff3333"/>
      <style:text-properties fo:color="#800000"/>
    </style:style>
    <style:style style:name="ce37"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39"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40"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43" style:family="table-cell" style:parent-style-name="Default">
      <style:table-cell-properties fo:background-color="transparent"/>
      <style:text-properties fo:font-size="10pt" style:font-size-asian="10pt" style:font-size-complex="10pt"/>
    </style:style>
    <style:style style:name="ce44" style:family="table-cell" style:parent-style-name="Default">
      <style:table-cell-properties fo:background-color="transparent"/>
      <style:text-properties style:use-window-font-color="true" fo:font-size="10pt" style:font-size-asian="10pt" style:font-size-complex="10pt"/>
    </style:style>
    <style:style style:name="ce45" style:family="table-cell" style:parent-style-name="Default">
      <style:table-cell-properties fo:background-color="transparent"/>
      <style:text-properties style:use-window-font-color="true"/>
    </style:style>
    <style:style style:name="ce46"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transparent"/>
    </style:style>
    <style:style style:name="ce50"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004586" fo:border="0.06pt solid #000000"/>
      <style:text-properties fo:font-size="10pt" style:font-size-asian="10pt" style:font-size-complex="10pt"/>
    </style:style>
    <style:style style:name="ce5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able-cell-properties fo:background-color="#ff66cc"/>
    </style:style>
    <style:style style:name="ce59"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ext-properties style:font-name="Arial1" style:font-name-asian="Arial Unicode MS" style:font-name-complex="Arial1"/>
    </style:style>
    <style:style style:name="ce63"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fo:background-color="#004586"/>
      <style:text-properties fo:color="#ffffff" fo:font-weight="bold" style:font-weight-asian="bold" style:font-weight-complex="bold"/>
    </style:style>
    <style:style style:name="ce66"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ext-properties style:font-name="Arial" fo:font-size="10pt" style:font-size-asian="10pt" style:font-size-complex="10pt"/>
    </style:style>
    <style:style style:name="ce68"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data-style-name="N100">
      <style:table-cell-properties style:text-align-source="fix" style:repeat-content="false" fo:background-color="transparent"/>
      <style:paragraph-properties fo:text-align="start" fo:margin-left="0mm"/>
    </style:style>
    <style:style style:name="ce72" style:family="table-cell" style:parent-style-name="Default" style:data-style-name="N100">
      <style:table-cell-properties style:text-align-source="fix" style:repeat-content="false"/>
      <style:paragraph-properties fo:text-align="start" fo:margin-left="0mm"/>
    </style:style>
    <style:style style:name="ce73" style:family="table-cell" style:parent-style-name="Default" style:data-style-name="N100">
      <style:table-cell-properties style:text-align-source="fix" style:repeat-content="false" fo:background-color="transparent"/>
      <style:paragraph-properties fo:text-align="start" fo:margin-left="0mm"/>
      <style:text-properties style:font-name="Arial" fo:font-size="10pt" style:font-size-asian="10pt" style:font-size-complex="10pt"/>
    </style:style>
    <style:style style:name="ce74" style:family="table-cell" style:parent-style-name="Default" style:data-style-name="N100">
      <style:table-cell-properties style:text-align-source="fix" style:repeat-content="false"/>
      <style:paragraph-properties fo:text-align="start" fo:margin-left="0mm"/>
      <style:text-properties style:font-name="Arial" fo:font-size="10pt" style:font-size-asian="10pt" style:font-size-complex="10pt"/>
    </style:style>
    <style:style style:name="ce77" style:family="table-cell" style:parent-style-name="Default">
      <style:table-cell-properties style:text-align-source="fix" style:repeat-content="false" fo:background-color="transparent"/>
      <style:paragraph-properties fo:text-align="start" fo:margin-left="0mm"/>
    </style:style>
    <style:style style:name="ce78" style:family="table-cell" style:parent-style-name="Default">
      <style:table-cell-properties style:text-align-source="fix" style:repeat-content="false"/>
      <style:paragraph-properties fo:text-align="start" fo:margin-left="0mm"/>
    </style:style>
    <style:style style:name="ce79"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80"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2" style:family="table-cell" style:parent-style-name="Default">
      <style:text-properties fo:color="#000000" style:font-name="Arial" fo:font-size="10pt" style:font-name-asian="Calibri1" style:font-size-asian="10pt" style:font-name-complex="Calibri1" style:font-size-complex="10pt"/>
    </style:style>
    <style:style style:name="ce83" style:family="table-cell" style:parent-style-name="Default">
      <style:table-cell-properties style:text-align-source="fix" style:repeat-content="false"/>
      <style:paragraph-properties fo:text-align="start" fo:margin-left="0mm"/>
      <style:text-properties fo:color="#000000" style:font-name="Arial" fo:font-size="10pt" style:font-name-asian="Calibri1" style:font-size-asian="10pt" style:font-name-complex="Calibri1" style:font-size-complex="10pt"/>
    </style:style>
    <style:style style:name="ce84" style:family="table-cell" style:parent-style-name="Default">
      <style:text-properties fo:color="#000000" style:font-name="Arial" fo:font-size="10pt" style:font-size-asian="10pt" style:font-size-complex="10pt"/>
    </style:style>
    <style:style style:name="ce85"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6"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8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fo:background-color="#e6e6ff"/>
      <style:text-properties style:font-name="Arial1" style:font-name-asian="Arial Unicode MS" style:font-name-complex="Arial1"/>
    </style:style>
    <style:style style:name="ce89"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90" style:family="table-cell" style:parent-style-name="Default">
      <style:table-cell-properties fo:background-color="#004586" style:text-align-source="fix" style:repeat-content="false" style:vertical-align="middle"/>
      <style:paragraph-properties fo:text-align="center" fo:margin-left="0mm"/>
      <style:text-properties fo:color="#ffffff" fo:font-weight="bold" style:font-weight-asian="bold" style:font-weight-complex="bold"/>
    </style:style>
    <style:style style:name="ce91" style:family="table-cell" style:parent-style-name="Default">
      <style:table-cell-properties fo:background-color="#ffff00"/>
    </style:style>
    <style:style style:name="ce92" style:family="table-cell" style:parent-style-name="Default">
      <style:table-cell-properties fo:background-color="#006600"/>
      <style:text-properties fo:font-size="10pt" style:font-size-asian="10pt" style:font-size-complex="10pt"/>
    </style:style>
    <style:style style:name="ce9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4"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5" style:family="table-cell" style:parent-style-name="Default">
      <style:table-cell-properties style:text-align-source="fix" style:repeat-content="false"/>
      <style:paragraph-properties fo:text-align="center" fo:margin-left="0mm"/>
    </style:style>
    <style:style style:name="gr3" style:family="graphic">
      <style:graphic-properties draw:marker-start="Extrémité_20_de_20_ligne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4" style:family="graphic">
      <style:graphic-properties draw:marker-start="Extrémité_20_de_20_ligne_20_1" draw:marker-start-width="2mm" draw:marker-start-center="false" draw:fill="solid" draw:fill-color="#ffffc0" draw:auto-grow-height="true" draw:auto-grow-width="false" fo:min-height="24.19mm" fo:padding-top="1mm" fo:padding-bottom="1mm" fo:padding-left="1mm" fo:padding-right="1mm" draw:shadow="hidden" draw:shadow-offset-x="1mm" draw:shadow-offset-y="1mm" draw:caption-escape-direction="auto"/>
    </style:style>
    <style:style style:name="gr5" style:family="graphic">
      <style:graphic-properties fo:background-color="#ff0000"/>
    </style:style>
    <style:style style:name="gr6" style:family="graphic">
      <style:graphic-properties draw:marker-start="Extrémité_20_de_20_ligne_20_1" draw:marker-start-width="2mm" draw:marker-start-center="false" draw:fill="solid" draw:fill-color="#ffffc0" draw:auto-grow-height="true" draw:auto-grow-width="false" fo:min-height="136.76mm" fo:padding-top="1mm" fo:padding-bottom="1mm" fo:padding-left="1mm" fo:padding-right="1mm" draw:shadow="hidden" draw:shadow-offset-x="1mm" draw:shadow-offset-y="1mm" draw:caption-escape-direction="auto"/>
    </style:style>
    <style:style style:name="gr7" style:family="graphic">
      <style:graphic-properties draw:marker-start="Extrémité_20_de_20_ligne_20_1" draw:marker-start-width="2mm" draw:marker-start-center="false" draw:fill="solid" draw:fill-color="#ffffc0" draw:auto-grow-height="true" draw:auto-grow-width="false" fo:min-height="56.49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fo:text-align="center"/>
    </style:style>
    <style:style style:name="P5"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6"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78" table:default-cell-style-name="ce31"/>
        <table:table-column table:style-name="co79" table:default-cell-style-name="ce31"/>
        <table:table-column table:style-name="co80" table:default-cell-style-name="ce31"/>
        <table:table-column table:style-name="co81" table:default-cell-style-name="ce31"/>
        <table:table-column table:style-name="co82" table:default-cell-style-name="ce31"/>
        <table:table-column table:style-name="co6" table:number-columns-repeated="240" table:default-cell-style-name="ce31"/>
        <table:table-column table:style-name="co7" table:number-columns-repeated="779" table:default-cell-style-name="ce31"/>
        <table:table-row table:style-name="ro12">
          <table:table-cell table:style-name="ce28" office:value-type="string" calcext:value-type="string">
            <text:p>data</text:p>
            <draw:control table:end-cell-address="data.B1" table:end-x="15.07mm" table:end-y="9.05mm" draw:z-index="0" draw:name="Export CSV" draw:style-name="gr5" draw:text-style-name="P4" svg:width="47.29mm" svg:height="9.05mm" svg:x="33.57mm" svg:y="0mm" draw:control="control1">
              <svg:title>Export CSV</svg:title>
              <svg:desc>Export CSV</svg:desc>
            </draw:control>
          </table:table-cell>
          <table:table-cell table:style-name="ce37" office:value-type="string" calcext:value-type="string">
            <text:p>unit</text:p>
          </table:table-cell>
          <table:table-cell table:style-name="ce40" office:value-type="string" calcext:value-type="string">
            <text:p>label</text:p>
          </table:table-cell>
          <table:table-cell table:style-name="ce37" office:value-type="string" calcext:value-type="string">
            <text:p>definition</text:p>
          </table:table-cell>
          <table:table-cell table:style-name="ce37" office:value-type="string" calcext:value-type="string">
            <text:p>comment</text:p>
          </table:table-cell>
          <table:table-cell table:style-name="ce51" table:number-columns-repeated="1019"/>
        </table:table-row>
        <table:table-row table:style-name="ro2">
          <table:table-cell table:number-columns-repeated="2" table:style-name="ce29" office:value-type="string" calcext:value-type="string">
            <text:p>PROVIDER_ID</text:p>
          </table:table-cell>
          <table:table-cell table:style-name="ce41" office:value-type="string" calcext:value-type="string">
            <text:p>Organisme du compte GINCO</text:p>
          </table:table-cell>
          <table:table-cell table:style-name="ce41"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38"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39"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50"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32" office:value-type="string" calcext:value-type="string">
            <text:p>nomcommune</text:p>
          </table:table-cell>
          <table:table-cell table:style-name="ce39" office:value-type="string" calcext:value-type="string">
            <text:p>NomCommuneValue</text:p>
          </table:table-cell>
          <table:table-cell table:style-name="ce32" office:value-type="string" calcext:value-type="string">
            <text:p>nomCommune</text:p>
          </table:table-cell>
          <table:table-cell table:style-name="ce50"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32" office:value-type="string" calcext:value-type="string">
            <text:p>anneerefcommune</text:p>
          </table:table-cell>
          <table:table-cell table:style-name="ce39" office:value-type="string" calcext:value-type="string">
            <text:p>Date</text:p>
          </table:table-cell>
          <table:table-cell table:style-name="ce32" office:value-type="string" calcext:value-type="string">
            <text:p>anneeRefCommune</text:p>
          </table:table-cell>
          <table:table-cell table:style-name="ce50"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32" office:value-type="string" calcext:value-type="string">
            <text:p>typeinfogeocommune</text:p>
          </table:table-cell>
          <table:table-cell table:style-name="ce32" office:value-type="string" calcext:value-type="string">
            <text:p>TypeInfoGeoValue</text:p>
          </table:table-cell>
          <table:table-cell table:style-name="ce32" office:value-type="string" calcext:value-type="string">
            <text:p>typeInfoGeoCommune</text:p>
          </table:table-cell>
          <table:table-cell table:style-name="ce50"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39" office:value-type="string" calcext:value-type="string">
            <text:p>Integer</text:p>
          </table:table-cell>
          <table:table-cell office:value-type="string" calcext:value-type="string">
            <text:p>denombrementMin</text:p>
          </table:table-cell>
          <table:table-cell table:style-name="ce50"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39" office:value-type="string" calcext:value-type="string">
            <text:p>Integer</text:p>
          </table:table-cell>
          <table:table-cell office:value-type="string" calcext:value-type="string">
            <text:p>denombrementMax</text:p>
          </table:table-cell>
          <table:table-cell table:style-name="ce50"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50"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50"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32" office:value-type="string" calcext:value-type="string">
            <text:p>anneerefdepartement</text:p>
          </table:table-cell>
          <table:table-cell table:style-name="ce39" office:value-type="string" calcext:value-type="string">
            <text:p>Date</text:p>
          </table:table-cell>
          <table:table-cell table:style-name="ce32" office:value-type="string" calcext:value-type="string">
            <text:p>anneeRefDepartement</text:p>
          </table:table-cell>
          <table:table-cell table:style-name="ce50" office:value-type="string" calcext:value-type="string">
            <text:p>Année du référentiel INSEE utilisé.</text:p>
          </table:table-cell>
          <table:table-cell table:number-columns-repeated="1020"/>
        </table:table-row>
        <table:table-row table:style-name="ro2">
          <table:table-cell table:style-name="ce32" office:value-type="string" calcext:value-type="string">
            <text:p>typeinfogeodepartement</text:p>
          </table:table-cell>
          <table:table-cell table:style-name="ce32" office:value-type="string" calcext:value-type="string">
            <text:p>TypeInfoGeoValue</text:p>
          </table:table-cell>
          <table:table-cell table:style-name="ce32" office:value-type="string" calcext:value-type="string">
            <text:p>typeInfoGeoDepartement</text:p>
          </table:table-cell>
          <table:table-cell table:style-name="ce50"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50"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50"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32" office:value-type="string" calcext:value-type="string">
            <text:p>typeinfogeoen</text:p>
          </table:table-cell>
          <table:table-cell table:style-name="ce32" office:value-type="string" calcext:value-type="string">
            <text:p>TypeInfoGeoValue</text:p>
          </table:table-cell>
          <table:table-cell table:style-name="ce32" office:value-type="string" calcext:value-type="string">
            <text:p>typeInfoGeoEN</text:p>
          </table:table-cell>
          <table:table-cell table:style-name="ce50"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39"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50"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39"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39"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32" office:value-type="string" calcext:value-type="string">
            <text:p>typeinfogeomaille</text:p>
          </table:table-cell>
          <table:table-cell table:style-name="ce32" office:value-type="string" calcext:value-type="string">
            <text:p>TypeInfoGeoValue</text:p>
          </table:table-cell>
          <table:table-cell table:style-name="ce32" office:value-type="string" calcext:value-type="string">
            <text:p>typeInfoGeoMaille</text:p>
          </table:table-cell>
          <table:table-cell table:style-name="ce50"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39"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32" office:value-type="string" calcext:value-type="string">
            <text:p>typeinfogeome</text:p>
          </table:table-cell>
          <table:table-cell table:style-name="ce32" office:value-type="string" calcext:value-type="string">
            <text:p>TypeInfoGeoValue</text:p>
          </table:table-cell>
          <table:table-cell table:style-name="ce32" office:value-type="string" calcext:value-type="string">
            <text:p>typeInfoGeoME</text:p>
          </table:table-cell>
          <table:table-cell table:style-name="ce50"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43" office:value-type="string" calcext:value-type="string">
            <text:p>natureObjetGeo</text:p>
          </table:table-cell>
          <table:table-cell table:style-name="ce50"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39" office:value-type="string" calcext:value-type="string">
            <text:p>Integer</text:p>
          </table:table-cell>
          <table:table-cell table:style-name="ce44"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33" office:value-type="string" calcext:value-type="string">
            <text:p>observateurnomorganisme</text:p>
          </table:table-cell>
          <table:table-cell table:style-name="ce39" office:value-type="string" calcext:value-type="string">
            <text:p>CharacterString</text:p>
          </table:table-cell>
          <table:table-cell table:style-name="ce45"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34" office:value-type="string" calcext:value-type="string">
            <text:p>observateuridentite</text:p>
          </table:table-cell>
          <table:table-cell table:style-name="ce39" office:value-type="string" calcext:value-type="string">
            <text:p>CharacterString</text:p>
          </table:table-cell>
          <table:table-cell table:style-name="ce46"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34" office:value-type="string" calcext:value-type="string">
            <text:p>observateurmail</text:p>
          </table:table-cell>
          <table:table-cell table:style-name="ce39" office:value-type="string" calcext:value-type="string">
            <text:p>CharacterString</text:p>
          </table:table-cell>
          <table:table-cell table:style-name="ce46"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33" office:value-type="string" calcext:value-type="string">
            <text:p>determinateurnomorganisme</text:p>
          </table:table-cell>
          <table:table-cell table:style-name="ce39" office:value-type="string" calcext:value-type="string">
            <text:p>CharacterString</text:p>
          </table:table-cell>
          <table:table-cell table:style-name="ce45"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34" office:value-type="string" calcext:value-type="string">
            <text:p>determinateuridentite</text:p>
          </table:table-cell>
          <table:table-cell table:style-name="ce39" office:value-type="string" calcext:value-type="string">
            <text:p>CharacterString</text:p>
          </table:table-cell>
          <table:table-cell table:style-name="ce46" office:value-type="string" calcext:value-type="string">
            <text:p>determinateurIdentite</text:p>
          </table:table-cell>
          <table:table-cell table:style-name="ce50"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34" office:value-type="string" calcext:value-type="string">
            <text:p>determinateurmail</text:p>
          </table:table-cell>
          <table:table-cell table:style-name="ce39" office:value-type="string" calcext:value-type="string">
            <text:p>CharacterString</text:p>
          </table:table-cell>
          <table:table-cell table:style-name="ce46" office:value-type="string" calcext:value-type="string">
            <text:p>determinateurMail</text:p>
          </table:table-cell>
          <table:table-cell table:style-name="ce50"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33" office:value-type="string" calcext:value-type="string">
            <text:p>validateurnomorganisme</text:p>
          </table:table-cell>
          <table:table-cell table:style-name="ce39" office:value-type="string" calcext:value-type="string">
            <text:p>CharacterString</text:p>
          </table:table-cell>
          <table:table-cell table:style-name="ce45"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34" office:value-type="string" calcext:value-type="string">
            <text:p>validateuridentite</text:p>
          </table:table-cell>
          <table:table-cell table:style-name="ce39" office:value-type="string" calcext:value-type="string">
            <text:p>CharacterString</text:p>
          </table:table-cell>
          <table:table-cell table:style-name="ce46" office:value-type="string" calcext:value-type="string">
            <text:p>validateurIdentite</text:p>
          </table:table-cell>
          <table:table-cell table:style-name="ce50"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34" office:value-type="string" calcext:value-type="string">
            <text:p>validateurmail</text:p>
          </table:table-cell>
          <table:table-cell table:style-name="ce39" office:value-type="string" calcext:value-type="string">
            <text:p>CharacterString</text:p>
          </table:table-cell>
          <table:table-cell table:style-name="ce46" office:value-type="string" calcext:value-type="string">
            <text:p>validateurMail</text:p>
          </table:table-cell>
          <table:table-cell table:style-name="ce50"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39" office:value-type="string" calcext:value-type="string">
            <text:p>CharacterString</text:p>
          </table:table-cell>
          <table:table-cell table:style-name="ce44" office:value-type="string" calcext:value-type="string">
            <text:p>identifiantOrigine</text:p>
          </table:table-cell>
          <table:table-cell table:style-name="ce50"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44" office:value-type="string" calcext:value-type="string">
            <text:p>dSPublique</text:p>
          </table:table-cell>
          <table:table-cell table:style-name="ce50"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48"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48"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43" office:value-type="string" calcext:value-type="string">
            <text:p>sensible</text:p>
          </table:table-cell>
          <table:table-cell table:style-name="ce50"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39"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39"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50"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39" office:value-type="string" calcext:value-type="string">
            <text:p>CharacterString</text:p>
          </table:table-cell>
          <table:table-cell office:value-type="string" calcext:value-type="string">
            <text:p>jddCode</text:p>
          </table:table-cell>
          <table:table-cell table:style-name="ce50"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39" office:value-type="string" calcext:value-type="string">
            <text:p>CharacterString</text:p>
          </table:table-cell>
          <table:table-cell office:value-type="string" calcext:value-type="string">
            <text:p>jddId</text:p>
          </table:table-cell>
          <table:table-cell table:style-name="ce50"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39"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39"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35" office:value-type="string" calcext:value-type="string">
            <text:p>organismegestionnairedonnee</text:p>
          </table:table-cell>
          <table:table-cell table:style-name="ce39" office:value-type="string" calcext:value-type="string">
            <text:p>CharacterString</text:p>
          </table:table-cell>
          <table:table-cell office:value-type="string" calcext:value-type="string">
            <text:p>organismeGestionnaireDonnee</text:p>
          </table:table-cell>
          <table:table-cell table:style-name="ce50"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39" office:value-type="string" calcext:value-type="string">
            <text:p>CharacterString</text:p>
          </table:table-cell>
          <table:table-cell office:value-type="string" calcext:value-type="string">
            <text:p>referenceBiblio</text:p>
          </table:table-cell>
          <table:table-cell table:style-name="ce50"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36" office:value-type="string" calcext:value-type="string">
            <text:p>orgtransformation</text:p>
          </table:table-cell>
          <table:table-cell table:style-name="ce39"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39" office:value-type="string" calcext:value-type="string">
            <text:p>CharacterString</text:p>
          </table:table-cell>
          <table:table-cell office:value-type="string" calcext:value-type="string">
            <text:p>identifiantPermanent</text:p>
          </table:table-cell>
          <table:table-cell table:style-name="ce50"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50"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39" office:value-type="string" calcext:value-type="string">
            <text:p>CharacterString</text:p>
          </table:table-cell>
          <table:table-cell office:value-type="string" calcext:value-type="string">
            <text:p>nomCite</text:p>
          </table:table-cell>
          <table:table-cell table:style-name="ce50"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50"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50"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39" office:value-type="string" calcext:value-type="string">
            <text:p>Decimal</text:p>
          </table:table-cell>
          <table:table-cell office:value-type="string" calcext:value-type="string">
            <text:p>altitudeMin</text:p>
          </table:table-cell>
          <table:table-cell table:style-name="ce50"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39" office:value-type="string" calcext:value-type="string">
            <text:p>Decimal</text:p>
          </table:table-cell>
          <table:table-cell office:value-type="string" calcext:value-type="string">
            <text:p>altitudeMax</text:p>
          </table:table-cell>
          <table:table-cell table:style-name="ce50"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39" office:value-type="string" calcext:value-type="string">
            <text:p>Decimal</text:p>
          </table:table-cell>
          <table:table-cell office:value-type="string" calcext:value-type="string">
            <text:p>profondeurMin</text:p>
          </table:table-cell>
          <table:table-cell table:style-name="ce50"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39" office:value-type="string" calcext:value-type="string">
            <text:p>Decimal</text:p>
          </table:table-cell>
          <table:table-cell office:value-type="string" calcext:value-type="string">
            <text:p>profondeurMax</text:p>
          </table:table-cell>
          <table:table-cell table:style-name="ce50"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29" office:value-type="string" calcext:value-type="string">
            <text:p>TaxRefValue</text:p>
          </table:table-cell>
          <table:table-cell office:value-type="string" calcext:value-type="string">
            <text:p>cdNom</text:p>
          </table:table-cell>
          <table:table-cell table:style-name="ce50"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29" office:value-type="string" calcext:value-type="string">
            <text:p>TaxRefValue</text:p>
          </table:table-cell>
          <table:table-cell office:value-type="string" calcext:value-type="string">
            <text:p>cdRef</text:p>
          </table:table-cell>
          <table:table-cell table:style-name="ce50"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29"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ime</text:p>
          </table:table-cell>
          <table:table-cell office:value-type="string" calcext:value-type="string">
            <text:p>dateDetermination</text:p>
          </table:table-cell>
          <table:table-cell table:style-name="ce50"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35" office:value-type="string" calcext:value-type="string">
            <text:p>organismestandard</text:p>
          </table:table-cell>
          <table:table-cell table:style-name="ce39" office:value-type="string" calcext:value-type="string">
            <text:p>CharacterString</text:p>
          </table:table-cell>
          <table:table-cell office:value-type="string" calcext:value-type="string">
            <text:p>organismeStandard</text:p>
          </table:table-cell>
          <table:table-cell table:style-name="ce50"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38" office:value-type="string" calcext:value-type="string">
            <text:p>CharacterString</text:p>
          </table:table-cell>
          <table:table-cell table:style-name="Default" office:value-type="string" calcext:value-type="string">
            <text:p>nomAttribut</text:p>
          </table:table-cell>
          <table:table-cell table:style-name="ce50"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38" office:value-type="string" calcext:value-type="string">
            <text:p>CharacterString</text:p>
          </table:table-cell>
          <table:table-cell table:style-name="Default" office:value-type="string" calcext:value-type="string">
            <text:p>definitionAttribut</text:p>
          </table:table-cell>
          <table:table-cell table:style-name="ce50"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39" office:value-type="string" calcext:value-type="string">
            <text:p>CharacterString</text:p>
          </table:table-cell>
          <table:table-cell office:value-type="string" calcext:value-type="string">
            <text:p>valeurAttribut</text:p>
          </table:table-cell>
          <table:table-cell table:style-name="ce50"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39" office:value-type="string" calcext:value-type="string">
            <text:p>CharacterString</text:p>
          </table:table-cell>
          <table:table-cell office:value-type="string" calcext:value-type="string">
            <text:p>uniteAttribut</text:p>
          </table:table-cell>
          <table:table-cell table:style-name="ce50"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39" office:value-type="string" calcext:value-type="string">
            <text:p>CharacterString</text:p>
          </table:table-cell>
          <table:table-cell office:value-type="string" calcext:value-type="string">
            <text:p>thematiqueAttribut</text:p>
          </table:table-cell>
          <table:table-cell table:style-name="ce50"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39"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39"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39"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39"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39"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39"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39"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39"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6">
          <table:table-cell table:style-name="Default" office:value-type="string" calcext:value-type="string">
            <text:p>altitudemoyenne</text:p>
          </table:table-cell>
          <table:table-cell table:style-name="ce39"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39"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29" office:value-type="string" calcext:value-type="string">
            <text:p>region</text:p>
          </table:table-cell>
          <table:table-cell table:style-name="ce29"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6">
          <table:table-cell office:value-type="string" calcext:value-type="string">
            <text:p>codecommunecalcule</text:p>
          </table:table-cell>
          <table:table-cell table:style-name="ce39" office:value-type="string" calcext:value-type="string">
            <text:p>CodeCommuneCalculeValue</text:p>
          </table:table-cell>
          <table:table-cell table:style-name="ce39" office:value-type="string" calcext:value-type="string">
            <text:p>codeCommuneCalcule</text:p>
          </table:table-cell>
          <table:table-cell table:style-name="ce39"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50"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50"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32"/>
          <table:table-cell table:style-name="ce29"/>
          <table:table-cell/>
          <table:table-cell table:style-name="ce50"/>
          <table:table-cell table:number-columns-repeated="1020"/>
        </table:table-row>
        <table:table-row table:style-name="ro2">
          <table:table-cell table:number-columns-repeated="1024"/>
        </table:table-row>
        <table:table-row table:style-name="ro2">
          <table:table-cell table:number-columns-repeated="3"/>
          <table:table-cell table:style-name="ce50"/>
          <table:table-cell table:number-columns-repeated="1020"/>
        </table:table-row>
        <table:table-row table:style-name="ro13">
          <table:table-cell table:number-columns-repeated="3"/>
          <table:table-cell table:style-name="ce50"/>
          <table:table-cell table:number-columns-repeated="1020"/>
        </table:table-row>
        <table:table-row table:style-name="ro2" table:number-rows-repeated="3">
          <table:table-cell table:number-columns-repeated="3"/>
          <table:table-cell table:style-name="ce50"/>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93" table:default-cell-style-name="Default"/>
        <table:table-column table:style-name="co7" table:default-cell-style-name="Default"/>
        <table:table-column table:style-name="co94" table:default-cell-style-name="Default"/>
        <table:table-column table:style-name="co7" table:number-columns-repeated="1017" table:default-cell-style-name="Default"/>
        <table:table-row table:style-name="ro17">
          <table:table-cell table:style-name="ce52" office:value-type="string" calcext:value-type="string">
            <text:p>unit</text:p>
            <draw:control table:end-cell-address="unit.B1" table:end-x="11.29mm" table:end-y="9.05mm" draw:z-index="0" draw:name="Export CSV" draw:style-name="gr5" draw:text-style-name="P4" svg:width="65.56mm" svg:height="9.05mm" svg:x="21.59mm" svg:y="0mm" draw:control="control2">
              <svg:title>Export CSV</svg:title>
              <svg:desc>Export CSV</svg:desc>
            </draw:control>
          </table:table-cell>
          <table:table-cell table:style-name="ce61" office:value-type="string" calcext:value-type="string">
            <office:annotation draw:style-name="gr6" draw:text-style-name="P2" svg:width="200.41mm" svg:height="138.76mm" svg:x="115.75mm" svg:y="0mm" draw:caption-point-x="-5.77mm" draw:caption-point-y="0.1mm">
              <dc:creator>BP</dc:creator>
              <dc:date>2009-03-03T00:00:00</dc:date>
              <text:p text:style-name="P5"><text:span text:style-name="T3"><text:tab/></text:span><text:span text:style-name="T3">Authorized types :</text:span></text:p>
              <text:p text:style-name="P5"><text:span text:style-name="T4"/></text:p>
              <text:p text:style-name="P5"><text:span text:style-name="T3"><text:tab/></text:span><text:span text:style-name="T4">// a String </text:span></text:p>
              <text:p text:style-name="P5"><text:span text:style-name="T3"><text:tab/></text:span><text:span text:style-name="T3">String </text:span><text:span text:style-name="T7">STRING</text:span><text:span text:style-name="T3"> = </text:span><text:span text:style-name="T8">"STRING"</text:span><text:span text:style-name="T3">;</text:span></text:p>
              <text:p text:style-name="P5"><text:span text:style-name="T5"/></text:p>
              <text:p text:style-name="P5"><text:span text:style-name="T3"><text:tab/></text:span><text:span text:style-name="T4">// a code (mapped to java type String)</text:span></text:p>
              <text:p text:style-name="P5"><text:span text:style-name="T3"><text:tab/></text:span><text:span text:style-name="T3">String </text:span><text:span text:style-name="T7">CODE</text:span><text:span text:style-name="T3"> = </text:span><text:span text:style-name="T8">"CODE"</text:span><text:span text:style-name="T3">;</text:span></text:p>
              <text:p text:style-name="P5"><text:span text:style-name="T5"/></text:p>
              <text:p text:style-name="P5"><text:span text:style-name="T3"><text:tab/></text:span><text:span text:style-name="T4">// a decimal value comprised in a specified range (mapped to java type BigDecimal)</text:span></text:p>
              <text:p text:style-name="P5"><text:span text:style-name="T3"><text:tab/></text:span><text:span text:style-name="T3">String </text:span><text:span text:style-name="T7">RANGE</text:span><text:span text:style-name="T3"> = </text:span><text:span text:style-name="T8">"RANGE"</text:span><text:span text:style-name="T3">;</text:span></text:p>
              <text:p text:style-name="P5"><text:span text:style-name="T5"/></text:p>
              <text:p text:style-name="P5"><text:span text:style-name="T3"><text:tab/></text:span><text:span text:style-name="T4">// a numeric value (mapped to java type BigDecimal)</text:span></text:p>
              <text:p text:style-name="P5"><text:span text:style-name="T3"><text:tab/></text:span><text:span text:style-name="T3">String </text:span><text:span text:style-name="T7">NUMERIC</text:span><text:span text:style-name="T3"> = </text:span><text:span text:style-name="T8">"NUMERIC"</text:span><text:span text:style-name="T3">;</text:span></text:p>
              <text:p text:style-name="P5"><text:span text:style-name="T5"/></text:p>
              <text:p text:style-name="P5"><text:span text:style-name="T3"><text:tab/></text:span><text:span text:style-name="T4">// an integer (mapped to java type Integer)</text:span></text:p>
              <text:p text:style-name="P5"><text:span text:style-name="T3"><text:tab/></text:span><text:span text:style-name="T3">String </text:span><text:span text:style-name="T7">INTEGER</text:span><text:span text:style-name="T3"> = </text:span><text:span text:style-name="T8">"INTEGER"</text:span><text:span text:style-name="T3">;</text:span></text:p>
              <text:p text:style-name="P5"><text:span text:style-name="T5"/></text:p>
              <text:p text:style-name="P5"><text:span text:style-name="T3"><text:tab/></text:span><text:span text:style-name="T4">// a geographic coordinate (mapped to java type BigDecimal)</text:span></text:p>
              <text:p text:style-name="P5"><text:span text:style-name="T3"><text:tab/></text:span><text:span text:style-name="T3">String </text:span><text:span text:style-name="T7">COORDINATE</text:span><text:span text:style-name="T3"> = </text:span><text:span text:style-name="T8">"COORDINATE"</text:span><text:span text:style-name="T3">;</text:span></text:p>
              <text:p text:style-name="P5"><text:span text:style-name="T5"/></text:p>
              <text:p text:style-name="P5"><text:span text:style-name="T3"><text:tab/></text:span><text:span text:style-name="T4">// a date (mapped to java type Date)</text:span></text:p>
              <text:p text:style-name="P5"><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61" office:value-type="string" calcext:value-type="string">
            <text:p>subtype</text:p>
          </table:table-cell>
          <table:table-cell table:style-name="ce63" office:value-type="string" calcext:value-type="string">
            <text:p>label</text:p>
          </table:table-cell>
          <table:table-cell table:style-name="ce63" office:value-type="string" calcext:value-type="string">
            <text:p>definition</text:p>
          </table:table-cell>
          <table:table-cell table:style-name="ce65" table:number-columns-repeated="1019"/>
        </table:table-row>
        <table:table-row table:style-name="ro2">
          <table:table-cell table:style-name="ce57"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57"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29"/>
          <table:table-cell table:style-name="ce41"/>
          <table:table-cell table:number-columns-repeated="1016"/>
        </table:table-row>
        <table:table-row table:style-name="ro2">
          <table:table-cell table:style-name="ce57"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38"/>
          <table:table-cell table:number-columns-repeated="1017"/>
        </table:table-row>
        <table:table-row table:style-name="ro2">
          <table:table-cell table:style-name="ce57"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38"/>
          <table:table-cell table:number-columns-repeated="1017"/>
        </table:table-row>
        <table:table-row table:style-name="ro2">
          <table:table-cell table:style-name="ce58"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31" table:number-columns-repeated="2"/>
          <table:table-cell table:number-columns-repeated="1016"/>
        </table:table-row>
        <table:table-row table:style-name="ro2">
          <table:table-cell table:style-name="ce58"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31" table:number-columns-repeated="2"/>
          <table:table-cell table:number-columns-repeated="1016"/>
        </table:table-row>
        <table:table-row table:style-name="ro2">
          <table:table-cell table:number-columns-repeated="2"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31" table:number-columns-repeated="2"/>
          <table:table-cell table:number-columns-repeated="1016"/>
        </table:table-row>
        <table:table-row table:style-name="ro2">
          <table:table-cell table:style-name="ce58"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32"/>
          <table:table-cell table:style-name="ce31"/>
          <table:table-cell table:number-columns-repeated="1016"/>
        </table:table-row>
        <table:table-row table:style-name="ro2">
          <table:table-cell table:style-name="ce31"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39"/>
          <table:table-cell table:style-name="ce31"/>
          <table:table-cell table:number-columns-repeated="1016"/>
        </table:table-row>
        <table:table-row table:style-name="ro2">
          <table:table-cell table:style-name="ce59"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41" office:value-type="string" calcext:value-type="string">
            <text:p>Fournisseur de données</text:p>
          </table:table-cell>
          <table:table-cell/>
          <table:table-cell table:style-name="ce32"/>
          <table:table-cell table:style-name="ce31"/>
          <table:table-cell table:number-columns-repeated="1016"/>
        </table:table-row>
        <table:table-row table:style-name="ro2">
          <table:table-cell table:style-name="ce59"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39"/>
          <table:table-cell table:style-name="ce66"/>
          <table:table-cell table:number-columns-repeated="1016"/>
        </table:table-row>
        <table:table-row table:style-name="ro2">
          <table:table-cell table:style-name="ce31"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31" office:value-type="string" calcext:value-type="string">
            <text:p>Statut de la source</text:p>
          </table:table-cell>
          <table:table-cell/>
          <table:table-cell table:style-name="ce39"/>
          <table:table-cell table:style-name="ce66"/>
          <table:table-cell table:number-columns-repeated="1016"/>
        </table:table-row>
        <table:table-row table:style-name="ro2">
          <table:table-cell table:style-name="ce31"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31" office:value-type="string" calcext:value-type="string">
            <text:p>DS de la DEE publique ou privée</text:p>
          </table:table-cell>
          <table:table-cell/>
          <table:table-cell table:style-name="ce31"/>
          <table:table-cell table:style-name="ce43"/>
          <table:table-cell table:number-columns-repeated="1016"/>
        </table:table-row>
        <table:table-row table:style-name="ro2">
          <table:table-cell table:style-name="ce31"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31" office:value-type="string" calcext:value-type="string">
            <text:p>Statut de l'observation</text:p>
          </table:table-cell>
          <table:table-cell/>
          <table:table-cell table:style-name="ce31"/>
          <table:table-cell table:style-name="ce66"/>
          <table:table-cell table:number-columns-repeated="1016"/>
        </table:table-row>
        <table:table-row table:style-name="ro2">
          <table:table-cell table:style-name="ce29"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31" table:number-columns-repeated="2"/>
          <table:table-cell table:number-columns-repeated="1016"/>
        </table:table-row>
        <table:table-row table:style-name="ro2">
          <table:table-cell table:style-name="ce31"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39"/>
          <table:table-cell table:style-name="ce31"/>
          <table:table-cell table:number-columns-repeated="1016"/>
        </table:table-row>
        <table:table-row table:style-name="ro2">
          <table:table-cell table:style-name="ce31"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32"/>
          <table:table-cell table:style-name="ce31"/>
          <table:table-cell table:number-columns-repeated="1016"/>
        </table:table-row>
        <table:table-row table:style-name="ro2">
          <table:table-cell table:style-name="ce31"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31" table:number-columns-repeated="2"/>
          <table:table-cell table:number-columns-repeated="1016"/>
        </table:table-row>
        <table:table-row table:style-name="ro2">
          <table:table-cell table:style-name="ce43"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31" office:value-type="string" calcext:value-type="string">
            <text:p>[Liste] Référentiel identifiant l'habitat</text:p>
          </table:table-cell>
          <table:table-cell table:style-name="ce31" office:value-type="string" calcext:value-type="string">
            <text:p>Référentiel identifiant l'habitat</text:p>
          </table:table-cell>
          <table:table-cell/>
          <table:table-cell table:style-name="ce31" table:number-columns-repeated="2"/>
          <table:table-cell table:number-columns-repeated="1016"/>
        </table:table-row>
        <table:table-row table:style-name="ro2">
          <table:table-cell table:style-name="ce31"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64" office:value-type="string" calcext:value-type="string">
            <text:p>Nature de l’objet géographique </text:p>
          </table:table-cell>
          <table:table-cell/>
          <table:table-cell table:style-name="ce31" table:number-columns-repeated="2"/>
          <table:table-cell table:number-columns-repeated="1016"/>
        </table:table-row>
        <table:table-row table:style-name="ro2">
          <table:table-cell table:style-name="ce31"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31" office:value-type="string" calcext:value-type="string">
            <text:p>[Liste] Maille INPN 10*10 kms</text:p>
          </table:table-cell>
          <table:table-cell table:style-name="ce31" office:value-type="string" calcext:value-type="string">
            <text:p>Maille INPN 10*10 kms</text:p>
          </table:table-cell>
          <table:table-cell/>
          <table:table-cell table:style-name="ce31" table:number-columns-repeated="2"/>
          <table:table-cell table:number-columns-repeated="1016"/>
        </table:table-row>
        <table:table-row table:style-name="ro2">
          <table:table-cell table:style-name="ce31"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31" table:number-columns-repeated="2"/>
          <table:table-cell table:number-columns-repeated="1016"/>
        </table:table-row>
        <table:table-row table:style-name="ro2">
          <table:table-cell table:style-name="ce31"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31" table:number-columns-repeated="2"/>
          <table:table-cell table:number-columns-repeated="1016"/>
        </table:table-row>
        <table:table-row table:style-name="ro2">
          <table:table-cell table:style-name="ce31"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31" table:number-columns-repeated="2"/>
          <table:table-cell table:number-columns-repeated="1016"/>
        </table:table-row>
        <table:table-row table:style-name="ro2">
          <table:table-cell table:style-name="ce31"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31" office:value-type="string" calcext:value-type="string">
            <text:p>[Liste] Type d'espace naturel oude zonage</text:p>
          </table:table-cell>
          <table:table-cell table:style-name="ce31" office:value-type="string" calcext:value-type="string">
            <text:p>Type d'espace naturel oude zonage</text:p>
          </table:table-cell>
          <table:table-cell/>
          <table:table-cell table:style-name="ce31" table:number-columns-repeated="2"/>
          <table:table-cell table:number-columns-repeated="1016"/>
        </table:table-row>
        <table:table-row table:style-name="ro2">
          <table:table-cell table:style-name="ce31"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31" office:value-type="string" calcext:value-type="string">
            <text:p>[Liste] Code INSEE du département</text:p>
          </table:table-cell>
          <table:table-cell table:style-name="ce31" office:value-type="string" calcext:value-type="string">
            <text:p>Code INSEE du département</text:p>
          </table:table-cell>
          <table:table-cell/>
          <table:table-cell table:style-name="ce29"/>
          <table:table-cell table:style-name="ce31"/>
          <table:table-cell table:number-columns-repeated="1016"/>
        </table:table-row>
        <table:table-row table:style-name="ro2">
          <table:table-cell table:style-name="ce48" office:value-type="string" calcext:value-type="string">
            <text:p>CodeHabRefValue</text:p>
          </table:table-cell>
          <table:table-cell table:style-name="ce62"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60"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31"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39"/>
          <table:table-cell table:number-columns-repeated="1017"/>
        </table:table-row>
        <table:table-row table:style-name="ro2">
          <table:table-cell table:style-name="ce31"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43" office:value-type="string" calcext:value-type="string">
            <text:p>Observation sensible</text:p>
          </table:table-cell>
          <table:table-cell/>
          <table:table-cell table:style-name="ce39"/>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39"/>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39"/>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39"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39" office:value-type="string" calcext:value-type="string">
            <text:p>[Liste] Code de la commune calculé</text:p>
          </table:table-cell>
          <table:table-cell table:style-name="ce39" office:value-type="string" calcext:value-type="string">
            <text:p>Code de la commune calculé</text:p>
          </table:table-cell>
          <table:table-cell table:number-columns-repeated="1019"/>
        </table:table-row>
        <table:table-row table:style-name="ro2">
          <table:table-cell table:style-name="ce31"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31" office:value-type="string" calcext:value-type="string">
            <text:p>[Liste] Nom de la commune calculé</text:p>
          </table:table-cell>
          <table:table-cell table:style-name="ce31" office:value-type="string" calcext:value-type="string">
            <text:p>Nom de la commune calculé</text:p>
          </table:table-cell>
          <table:table-cell table:number-columns-repeated="1019"/>
        </table:table-row>
        <table:table-row table:style-name="ro2">
          <table:table-cell table:style-name="ce31"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31" office:value-type="string" calcext:value-type="string">
            <text:p>[Liste] Code du département calculé</text:p>
          </table:table-cell>
          <table:table-cell table:style-name="ce31" office:value-type="string" calcext:value-type="string">
            <text:p>Code du département calculé</text:p>
          </table:table-cell>
          <table:table-cell table:number-columns-repeated="1019"/>
        </table:table-row>
        <table:table-row table:style-name="ro2">
          <table:table-cell table:style-name="ce39"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39"/>
          <table:table-cell table:style-name="ce31"/>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31" table:number-columns-repeated="2"/>
          <table:table-cell table:number-columns-repeated="1016"/>
        </table:table-row>
        <table:table-row table:style-name="ro2">
          <table:table-cell table:number-columns-repeated="6"/>
          <table:table-cell table:style-name="ce39"/>
          <table:table-cell table:style-name="ce50"/>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39"/>
          <table:table-cell table:style-name="ce50"/>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39"/>
          <table:table-cell table:style-name="ce31"/>
          <table:table-cell table:number-columns-repeated="1016"/>
        </table:table-row>
        <table:table-row table:style-name="ro2">
          <table:table-cell table:number-columns-repeated="6"/>
          <table:table-cell table:style-name="ce31" table:number-columns-repeated="2"/>
          <table:table-cell table:number-columns-repeated="1016"/>
        </table:table-row>
        <table:table-row table:style-name="ro2" table:number-rows-repeated="2">
          <table:table-cell table:number-columns-repeated="5"/>
          <table:table-cell table:style-name="ce39"/>
          <table:table-cell table:style-name="ce38"/>
          <table:table-cell table:number-columns-repeated="1017"/>
        </table:table-row>
        <table:table-row table:style-name="ro2" table:number-rows-repeated="3">
          <table:table-cell table:number-columns-repeated="6"/>
          <table:table-cell table:style-name="ce39"/>
          <table:table-cell table:style-name="ce31"/>
          <table:table-cell table:number-columns-repeated="1016"/>
        </table:table-row>
        <table:table-row table:style-name="ro2" table:number-rows-repeated="2">
          <table:table-cell table:number-columns-repeated="6"/>
          <table:table-cell table:style-name="ce39"/>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39"/>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39"/>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39"/>
          <table:table-cell table:number-columns-repeated="1017"/>
        </table:table-row>
        <table:table-row table:style-name="ro2">
          <table:table-cell table:number-columns-repeated="6"/>
          <table:table-cell table:style-name="ce29"/>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5" table:default-cell-style-name="Default"/>
        <table:table-column table:style-name="co96" table:default-cell-style-name="ce72"/>
        <table:table-column table:style-name="co97" table:default-cell-style-name="ce78"/>
        <table:table-column table:style-name="co98" table:default-cell-style-name="Default"/>
        <table:table-column table:style-name="co99" table:default-cell-style-name="Default"/>
        <table:table-column table:style-name="co7" table:number-columns-repeated="1019" table:default-cell-style-name="Default"/>
        <table:table-row table:style-name="ro17">
          <table:table-cell table:style-name="ce52" office:value-type="string" calcext:value-type="string">
            <text:p>Unit</text:p>
            <draw:control table:end-cell-address="mode.B1" table:end-x="13.83mm" table:end-y="9.05mm" draw:z-index="0" draw:name="Export CSV" draw:style-name="gr5" draw:text-style-name="P4" svg:width="44.33mm" svg:height="9.05mm" svg:x="16.52mm" svg:y="0mm" draw:control="control3">
              <svg:title>Export CSV</svg:title>
              <svg:desc>Export CSV</svg:desc>
            </draw:control>
          </table:table-cell>
          <table:table-cell table:style-name="ce69" office:value-type="string" calcext:value-type="string">
            <text:p>Code</text:p>
          </table:table-cell>
          <table:table-cell table:style-name="ce52" office:value-type="string" calcext:value-type="string">
            <text:p>Position</text:p>
          </table:table-cell>
          <table:table-cell table:style-name="ce80" office:value-type="string" calcext:value-type="string">
            <text:p>Label</text:p>
          </table:table-cell>
          <table:table-cell table:style-name="ce80" office:value-type="string" calcext:value-type="string">
            <text:p>Definition</text:p>
          </table:table-cell>
          <table:table-cell table:style-name="ce65" table:number-columns-repeated="1019"/>
        </table:table-row>
        <table:table-row table:style-name="ro2">
          <table:table-cell table:style-name="ce29"/>
          <table:table-cell table:style-name="ce70"/>
          <table:table-cell/>
          <table:table-cell table:style-name="ce81" table:number-columns-repeated="2"/>
          <table:table-cell table:number-columns-repeated="1019"/>
        </table:table-row>
        <table:table-row table:style-name="ro2">
          <table:table-cell table:style-name="ce31"/>
          <table:table-cell table:number-columns-repeated="2"/>
          <table:table-cell table:style-name="ce72" table:number-columns-repeated="2"/>
          <table:table-cell table:number-columns-repeated="1019"/>
        </table:table-row>
        <table:table-row table:style-name="ro2">
          <table:table-cell table:style-name="ce31"/>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67"/>
          <table:table-cell table:style-name="ce73"/>
          <table:table-cell table:style-name="ce79"/>
          <table:table-cell table:style-name="ce82"/>
          <table:table-cell table:style-name="ce67"/>
          <table:table-cell table:number-columns-repeated="1019"/>
        </table:table-row>
        <table:table-row table:style-name="ro9">
          <table:table-cell table:style-name="ce67"/>
          <table:table-cell table:style-name="ce73"/>
          <table:table-cell table:style-name="ce79"/>
          <table:table-cell table:style-name="ce82" table:number-columns-repeated="2"/>
          <table:table-cell table:number-columns-repeated="1019"/>
        </table:table-row>
        <table:table-row table:style-name="ro9">
          <table:table-cell table:style-name="ce67"/>
          <table:table-cell table:style-name="ce73"/>
          <table:table-cell table:style-name="ce79"/>
          <table:table-cell table:style-name="ce82"/>
          <table:table-cell table:style-name="ce83"/>
          <table:table-cell table:number-columns-repeated="1019"/>
        </table:table-row>
        <table:table-row table:style-name="ro18">
          <table:table-cell table:style-name="ce67"/>
          <table:table-cell table:style-name="ce73"/>
          <table:table-cell table:style-name="ce79"/>
          <table:table-cell table:style-name="ce82" table:number-columns-repeated="2"/>
          <table:table-cell table:number-columns-repeated="1019"/>
        </table:table-row>
        <table:table-row table:style-name="ro16">
          <table:table-cell table:style-name="ce67"/>
          <table:table-cell table:style-name="ce73"/>
          <table:table-cell table:style-name="ce79"/>
          <table:table-cell table:style-name="ce82" table:number-columns-repeated="2"/>
          <table:table-cell table:number-columns-repeated="1019"/>
        </table:table-row>
        <table:table-row table:style-name="ro9">
          <table:table-cell table:style-name="ce31"/>
          <table:table-cell table:style-name="ce70"/>
          <table:table-cell table:number-columns-repeated="2"/>
          <table:table-cell table:style-name="ce82"/>
          <table:table-cell table:number-columns-repeated="1019"/>
        </table:table-row>
        <table:table-row table:style-name="ro9">
          <table:table-cell table:style-name="ce31"/>
          <table:table-cell table:number-columns-repeated="3"/>
          <table:table-cell table:style-name="ce82"/>
          <table:table-cell table:number-columns-repeated="1019"/>
        </table:table-row>
        <table:table-row table:style-name="ro18">
          <table:table-cell table:style-name="ce31"/>
          <table:table-cell table:number-columns-repeated="3"/>
          <table:table-cell table:style-name="ce82"/>
          <table:table-cell table:number-columns-repeated="1019"/>
        </table:table-row>
        <table:table-row table:style-name="ro18">
          <table:table-cell table:style-name="ce31"/>
          <table:table-cell table:number-columns-repeated="3"/>
          <table:table-cell table:style-name="ce84"/>
          <table:table-cell table:number-columns-repeated="1019"/>
        </table:table-row>
        <table:table-row table:style-name="ro18">
          <table:table-cell table:style-name="ce31"/>
          <table:table-cell table:number-columns-repeated="3"/>
          <table:table-cell table:style-name="ce82"/>
          <table:table-cell table:number-columns-repeated="1019"/>
        </table:table-row>
        <table:table-row table:style-name="ro16">
          <table:table-cell table:style-name="ce31"/>
          <table:table-cell table:number-columns-repeated="3"/>
          <table:table-cell table:style-name="ce82"/>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43"/>
          <table:table-cell table:style-name="ce74"/>
          <table:table-cell/>
          <table:table-cell table:style-name="ce82"/>
          <table:table-cell table:number-columns-repeated="1020"/>
        </table:table-row>
        <table:table-row table:style-name="ro2">
          <table:table-cell table:style-name="ce43"/>
          <table:table-cell table:style-name="ce74"/>
          <table:table-cell/>
          <table:table-cell table:style-name="ce67"/>
          <table:table-cell table:number-columns-repeated="1020"/>
        </table:table-row>
        <table:table-row table:style-name="ro2" table:number-rows-repeated="3">
          <table:table-cell table:style-name="ce43"/>
          <table:table-cell table:style-name="ce74"/>
          <table:table-cell/>
          <table:table-cell table:style-name="ce82"/>
          <table:table-cell table:number-columns-repeated="1020"/>
        </table:table-row>
        <table:table-row table:style-name="ro2" table:number-rows-repeated="2">
          <table:table-cell table:style-name="ce43"/>
          <table:table-cell table:style-name="Default"/>
          <table:table-cell table:number-columns-repeated="1022"/>
        </table:table-row>
        <table:table-row table:style-name="ro2">
          <table:table-cell table:style-name="ce43"/>
          <table:table-cell table:style-name="ce74"/>
          <table:table-cell/>
          <table:table-cell table:style-name="ce82"/>
          <table:table-cell table:number-columns-repeated="1020"/>
        </table:table-row>
        <table:table-row table:style-name="ro2">
          <table:table-cell table:style-name="ce43"/>
          <table:table-cell table:style-name="Default"/>
          <table:table-cell table:number-columns-repeated="1022"/>
        </table:table-row>
        <table:table-row table:style-name="ro2" table:number-rows-repeated="3">
          <table:table-cell table:style-name="ce43"/>
          <table:table-cell table:style-name="ce74"/>
          <table:table-cell/>
          <table:table-cell table:style-name="ce67"/>
          <table:table-cell table:number-columns-repeated="1020"/>
        </table:table-row>
        <table:table-row table:style-name="ro2">
          <table:table-cell table:style-name="ce43"/>
          <table:table-cell table:style-name="ce74"/>
          <table:table-cell/>
          <table:table-cell table:style-name="ce82"/>
          <table:table-cell table:number-columns-repeated="1020"/>
        </table:table-row>
        <table:table-row table:style-name="ro2" table:number-rows-repeated="5">
          <table:table-cell table:style-name="ce43"/>
          <table:table-cell table:style-name="ce74"/>
          <table:table-cell/>
          <table:table-cell table:style-name="ce67"/>
          <table:table-cell table:number-columns-repeated="1020"/>
        </table:table-row>
        <table:table-row table:style-name="ro2" table:number-rows-repeated="2">
          <table:table-cell table:style-name="ce43"/>
          <table:table-cell table:style-name="ce73"/>
          <table:table-cell/>
          <table:table-cell table:style-name="ce67"/>
          <table:table-cell table:number-columns-repeated="1020"/>
        </table:table-row>
        <table:table-row table:style-name="ro2">
          <table:table-cell table:style-name="ce43"/>
          <table:table-cell table:style-name="ce48"/>
          <table:table-cell table:number-columns-repeated="5"/>
          <table:table-cell table:style-name="ce74"/>
          <table:table-cell table:style-name="ce78"/>
          <table:table-cell table:style-name="ce82"/>
          <table:table-cell table:number-columns-repeated="1014"/>
        </table:table-row>
        <table:table-row table:style-name="ro2">
          <table:table-cell table:style-name="ce43"/>
          <table:table-cell table:style-name="ce70"/>
          <table:table-cell table:number-columns-repeated="1022"/>
        </table:table-row>
        <table:table-row table:style-name="ro2" table:number-rows-repeated="2">
          <table:table-cell table:style-name="ce31"/>
          <table:table-cell table:style-name="ce70"/>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31"/>
          <table:table-cell table:style-name="ce70"/>
          <table:table-cell table:number-columns-repeated="1022"/>
        </table:table-row>
        <table:table-row table:style-name="ro2" table:number-rows-repeated="2">
          <table:table-cell table:style-name="ce31"/>
          <table:table-cell table:style-name="ce77"/>
          <table:table-cell table:number-columns-repeated="1022"/>
        </table:table-row>
        <table:table-row table:style-name="ro2">
          <table:table-cell table:style-name="ce31"/>
          <table:table-cell table:style-name="ce48"/>
          <table:table-cell table:number-columns-repeated="1022"/>
        </table:table-row>
        <table:table-row table:style-name="ro2" table:number-rows-repeated="4">
          <table:table-cell table:style-name="ce31"/>
          <table:table-cell table:style-name="ce77"/>
          <table:table-cell table:number-columns-repeated="1022"/>
        </table:table-row>
        <table:table-row table:style-name="ro2">
          <table:table-cell table:style-name="ce31"/>
          <table:table-cell table:style-name="ce48"/>
          <table:table-cell table:number-columns-repeated="1022"/>
        </table:table-row>
        <table:table-row table:style-name="ro2" table:number-rows-repeated="18">
          <table:table-cell table:style-name="ce31"/>
          <table:table-cell table:style-name="ce77"/>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68"/>
          <table:table-cell table:number-columns-repeated="2"/>
          <table:table-cell table:style-name="ce68"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78"/>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0" table:default-cell-style-name="ce52"/>
        <table:table-column table:style-name="co6" table:number-columns-repeated="2" table:default-cell-style-name="ce69"/>
        <table:table-column table:style-name="co6" table:number-columns-repeated="2" table:default-cell-style-name="ce80"/>
        <table:table-column table:style-name="co6" table:number-columns-repeated="2" table:default-cell-style-name="ce52"/>
        <table:table-column table:style-name="co7" table:number-columns-repeated="1017" table:default-cell-style-name="ce65"/>
        <table:table-row table:style-name="ro20">
          <table:table-cell office:value-type="string" calcext:value-type="string">
            <text:p>Unit</text:p>
            <draw:control table:end-cell-address="mode_tree.B1" table:end-x="8.48mm" table:end-y="4.57mm" draw:z-index="0" draw:name="Export CSV" draw:style-name="gr5" draw:text-style-name="P4" svg:width="43.01mm" svg:height="4.57mm" svg:x="8.47mm" svg:y="0m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29"/>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1" table:default-cell-style-name="ce52"/>
        <table:table-column table:style-name="co102" table:default-cell-style-name="ce69"/>
        <table:table-column table:style-name="co103" table:default-cell-style-name="ce52"/>
        <table:table-column table:style-name="co104" table:default-cell-style-name="ce80"/>
        <table:table-column table:style-name="co105" table:default-cell-style-name="ce80"/>
        <table:table-column table:style-name="co7" table:number-columns-repeated="1019" table:default-cell-style-name="ce65"/>
        <table:table-row table:style-name="ro12">
          <table:table-cell office:value-type="string" calcext:value-type="string">
            <text:p>Source Unit</text:p>
            <draw:control table:end-cell-address="group_mode.A1" table:end-x="57.32mm" table:end-y="8.51mm" draw:z-index="0" draw:name="Export CSV" draw:style-name="gr5" draw:text-style-name="P4" svg:width="35.78mm" svg:height="8.51mm" svg:x="21.54mm" svg:y="0m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6" table:default-cell-style-name="ce31"/>
        <table:table-column table:style-name="co107" table:default-cell-style-name="Default"/>
        <table:table-column table:style-name="co7" table:number-columns-repeated="1021" table:default-cell-style-name="Default"/>
        <table:table-row table:style-name="ro21">
          <table:table-cell table:style-name="ce52" office:value-type="string" calcext:value-type="string">
            <text:p>Unit</text:p>
            <draw:control table:end-cell-address="dynamode.B1" table:end-x="15.05mm" table:end-y="10.1mm" draw:z-index="0" draw:name="Export CSV" draw:style-name="gr5" draw:text-style-name="P4" svg:width="56.24mm" svg:height="10.1mm" svg:x="19.27mm" svg:y="0mm" draw:control="control6">
              <svg:title>Export CSV</svg:title>
              <svg:desc>Export CSV</svg:desc>
            </draw:control>
          </table:table-cell>
          <table:table-cell table:style-name="ce87" office:value-type="string" calcext:value-type="string">
            <text:p>SQL</text:p>
          </table:table-cell>
          <table:table-cell table:style-name="ce65"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ce85" office:value-type="string" calcext:value-type="string">
            <text:p>region</text:p>
          </table:table-cell>
          <table:table-cell table:style-name="ce88" office:value-type="string" calcext:value-type="string">
            <text:p>SELECT code_reg as code, nom_reg || ' (' || code_reg || ')' as label FROM referentiels.geofla_region ORDER BY code_reg</text:p>
          </table:table-cell>
          <table:table-cell table:number-columns-repeated="1021"/>
        </table:table-row>
        <table:table-row table:style-name="ro10">
          <table:table-cell office:value-type="string" calcext:value-type="string">
            <text:p>CodeMailleValue</text:p>
          </table:table-cell>
          <table:table-cell table:style-name="ce89"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as code, label || ' (' || code || ')' as label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as code, label || ' (' || code || ')' as label FROM referentiels.DSPubliqueValue ORDER BY code </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as code, label || ' (' || code || ')' as label FROM referentiels.StatutObservationValue ORDER BY code </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as code, label || ' (' || code || ')' as label FROM referentiels.ObjetDenombrementValue ORDER BY code </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as code, label || ' (' || code || ')' as label FROM referentiels.TypeDenombrementValue ORDER BY code </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FROM referentiels.habref_20 GROUP BY lb_code having count(lb_code)&gt;1 </text:p>
          </table:table-cell>
          <table:table-cell table:number-columns-repeated="1021"/>
        </table:table-row>
        <table:table-row table:style-name="ro2">
          <table:table-cell table:style-name="ce43" office:value-type="string" calcext:value-type="string">
            <text:p>CodeRefHabitatValue</text:p>
          </table:table-cell>
          <table:table-cell office:value-type="string" calcext:value-type="string">
            <text:p>SELECT code as code, label || ' (' || code || ')' as label FROM referentiels.CodeRefHabitatValue ORDER BY code </text:p>
          </table:table-cell>
          <table:table-cell table:number-columns-repeated="2"/>
          <table:table-cell table:style-name="ce62"/>
          <table:table-cell table:number-columns-repeated="1018"/>
        </table:table-row>
        <table:table-row table:style-name="ro2">
          <table:table-cell office:value-type="string" calcext:value-type="string">
            <text:p>NatureObjetGeoValue</text:p>
          </table:table-cell>
          <table:table-cell office:value-type="string" calcext:value-type="string">
            <text:p>SELECT code as code, label || ' (' || code || ')' as label FROM referentiels.NatureObjetGeoValue ORDER BY code </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as code, label || ' (' || code || ')' as label FROM referentiels.TypeENValue ORDER BY code </text:p>
          </table:table-cell>
          <table:table-cell table:number-columns-repeated="1021"/>
        </table:table-row>
        <table:table-row table:style-name="ro2">
          <table:table-cell office:value-type="string" calcext:value-type="string">
            <text:p>CodeMasseEauValue</text:p>
          </table:table-cell>
          <table:table-cell office:value-type="string" calcext:value-type="string">
            <text:p>SELECT cdeumassedeau as code, cdeumassedeau || ' (' || nommassedeau || ')' as label FROM referentiels.CodeMasseEauValue ORDER BY code </text:p>
          </table:table-cell>
          <table:table-cell table:number-columns-repeated="1021"/>
        </table:table-row>
        <table:table-row table:style-name="ro2">
          <table:table-cell table:style-name="ce48" office:value-type="string" calcext:value-type="string">
            <text:p>CodeHabRefValue</text:p>
          </table:table-cell>
          <table:table-cell office:value-type="string" calcext:value-type="string">
            <text:p>SELECT cd_hab as code, cd_hab as label FROM referentiels.habref_20 ORDER BY code </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as code, label as label FROM referentiels.IDCNPValue ORDER BY code </text:p>
          </table:table-cell>
          <table:table-cell table:number-columns-repeated="1021"/>
        </table:table-row>
        <table:table-row table:style-name="ro2">
          <table:table-cell table:style-name="ce60" office:value-type="string" calcext:value-type="string">
            <text:p>TypeInfoGeoValue</text:p>
          </table:table-cell>
          <table:table-cell office:value-type="string" calcext:value-type="string">
            <text:p>SELECT code as code, label || ' (' || code || ')' as label FROM referentiels.TypeInfoGeoValue ORDER BY code </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as code, label || ' (' || code || ')' as label FROM referentiels.VersionMasseDEauValue ORDER BY code </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as code, label || ' (' || code || ')' as label FROM referentiels.NiveauPrecisionValue ORDER BY code </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as code, label || ' (' || code || ')' as label FROM referentiels.DEEFloutageValue ORDER BY code </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as code, label || ' (' || code || ')' as label FROM referentiels.SensibleValue ORDER BY code </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as code, label || ' (' || code || ')' as label FROM referentiels.SensibiliteValue ORDER BY code </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as code, label || ' (' || code || ')' as label FROM referentiels.TypeRegroupementValue ORDER BY code </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as code, label || ' (' || code || ')' as label FROM referentiels.OccurrenceNaturalisteValue ORDER BY code </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as code, label || ' (' || code || ')' as label FROM referentiels.OccurrenceSexeValue ORDER BY code </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as code, label || ' (' || code || ')' as label FROM referentiels.OccurrenceStadeDeVieValue ORDER BY code </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as code, label || ' (' || code || ')' as label FROM referentiels.OccurrenceStatutBiologiqueValue ORDER BY code </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as code, label || ' (' || code || ')' as label FROM referentiels.PreuveExistanteValue ORDER BY code </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as code, label || ' (' || code || ')' as label FROM referentiels.ObservationMethodeValue ORDER BY code </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as code, label || ' (' || code || ')' as label FROM referentiels.OccurrenceEtatBiologiqueValue ORDER BY code </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as code, label || ' (' || code || ')' as label FROM referentiels.OccurrenceStatutBiogeographiqueValue ORDER BY code </text:p>
          </table:table-cell>
          <table:table-cell table:number-columns-repeated="1021"/>
        </table:table-row>
        <table:table-row table:style-name="ro22">
          <table:table-cell table:style-name="ce86" office:value-type="string" calcext:value-type="string">
            <text:p>PROVIDER_ID</text:p>
          </table:table-cell>
          <table:table-cell office:value-type="string" calcext:value-type="string">
            <text:p>SELECT id as code, label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as code, label || ' (' || code || ')' as label FROM referentiels.SensiAlerteValue ORDER BY code </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as code, label || ' (' || code || ')' as label FROM referentiels.SensiManuelleValue ORDER BY code </text:p>
          </table:table-cell>
          <table:table-cell table:number-columns-repeated="1021"/>
        </table:table-row>
        <table:table-row table:style-name="ro23">
          <table:table-cell table:style-name="Default" office:value-type="string" calcext:value-type="string">
            <text:p>CodeMailleCalculeValue</text:p>
          </table:table-cell>
          <table:table-cell table:style-name="ce89"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table:style-name="ce39" office:value-type="string" calcext:value-type="string">
            <text:p>CodeCommuneCalcul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as code, label || ' (' || code || ')' as label FROM referentiels.typeattributvalue ORDER BY code </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8" table:default-cell-style-name="ce80"/>
        <table:table-column table:style-name="co28" table:number-columns-repeated="2" table:default-cell-style-name="ce80"/>
        <table:table-column table:style-name="co109" table:default-cell-style-name="ce65"/>
        <table:table-column table:style-name="co6" table:number-columns-repeated="252" table:default-cell-style-name="ce65"/>
        <table:table-column table:style-name="co7" table:number-columns-repeated="768" table:default-cell-style-name="ce65"/>
        <table:table-row table:style-name="ro26">
          <table:table-cell office:value-type="string" calcext:value-type="string">
            <text:p>Unit </text:p>
            <draw:control table:end-cell-address="range.B2" table:end-x="15.21mm" table:end-y="0.32mm" draw:z-index="0" draw:name="Export CSV" draw:style-name="gr5" draw:text-style-name="P4" svg:width="44.44mm" svg:height="9.98mm" svg:x="48.91mm" svg:y="0m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0" table:default-cell-style-name="ce48"/>
        <table:table-column table:style-name="co111" table:default-cell-style-name="Default"/>
        <table:table-column table:style-name="co32" table:default-cell-style-name="Default"/>
        <table:table-column table:style-name="co112" table:default-cell-style-name="Default"/>
        <table:table-column table:style-name="co113" table:default-cell-style-name="Default"/>
        <table:table-column table:style-name="co7" table:number-columns-repeated="1018" table:default-cell-style-name="Default"/>
        <table:table-row table:style-name="ro17">
          <table:table-cell table:style-name="ce52" office:value-type="string" calcext:value-type="string">
            <text:p>Format</text:p>
            <draw:control table:end-cell-address="table_format.B1" table:end-x="0.13mm" table:end-y="9.05mm" draw:z-index="0" draw:name="Export CSV" draw:style-name="gr5" draw:text-style-name="P4" svg:width="49.2mm" svg:height="9.05mm" svg:x="17.74mm" svg:y="0mm" draw:control="control8">
              <svg:title>Export CSV</svg:title>
              <svg:desc>Export CSV</svg:desc>
            </draw:control>
          </table:table-cell>
          <table:table-cell table:style-name="ce80" office:value-type="string" calcext:value-type="string">
            <text:p>Table Name</text:p>
          </table:table-cell>
          <table:table-cell table:style-name="ce80" office:value-type="string" calcext:value-type="string">
            <text:p>Schema</text:p>
          </table:table-cell>
          <table:table-cell table:style-name="ce80" office:value-type="string" calcext:value-type="string">
            <text:p>Primary Keys</text:p>
          </table:table-cell>
          <table:table-cell table:style-name="ce80" office:value-type="string" calcext:value-type="string">
            <text:p>Label</text:p>
          </table:table-cell>
          <table:table-cell table:style-name="ce90" office:value-type="string" calcext:value-type="string">
            <text:p>Definition</text:p>
          </table:table-cell>
          <table:table-cell table:style-name="ce65"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office:forms form:automatic-focus="false" form:apply-design-mode="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2" office:value-type="string" calcext:value-type="string">
            <text:p>Format</text:p>
          </table:table-cell>
          <table:table-cell table:style-name="ce42" office:value-type="string" calcext:value-type="string">
            <text:p>Label</text:p>
          </table:table-cell>
          <table:table-cell table:style-name="ce42" office:value-type="string" calcext:value-type="string">
            <text:p>Definition</text:p>
          </table:table-cell>
          <table:table-cell table:style-name="ce42" office:value-type="string" calcext:value-type="string">
            <text:p>Position</text:p>
          </table:table-cell>
          <table:table-cell table:style-name="ce42" office:value-type="string" calcext:value-type="string">
            <text:p>Is Opened</text:p>
          </table:table-cell>
          <table:table-cell table:style-name="ce30"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office:forms form:automatic-focus="false" form:apply-design-mode="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2" office:value-type="string" calcext:value-type="string">
            <text:p>Format</text:p>
          </table:table-cell>
          <table:table-cell table:style-name="ce42" office:value-type="string" calcext:value-type="string">
            <text:p>File Extension</text:p>
          </table:table-cell>
          <table:table-cell table:style-name="ce49" office:value-type="string" calcext:value-type="string">
            <office:annotation draw:style-name="gr3" draw:text-style-name="P2" svg:width="2.818cm" svg:height="0.612cm" svg:x="10.774cm" svg:y="0cm" draw:caption-point-x="-0.554cm" draw:caption-point-y="0.01cm">
              <dc:creator>BP</dc:creator>
              <dc:date>2009-03-05T00:00:00</dc:date>
              <text:p text:style-name="P2"><text:span text:style-name="T5">Varchar(36)</text:span></text:p>
            </office:annotation>
            <text:p>File_Type</text:p>
          </table:table-cell>
          <table:table-cell table:style-name="ce49" office:value-type="string" calcext:value-type="string">
            <office:annotation draw:style-name="gr3" draw:text-style-name="P2" svg:width="2.823cm" svg:height="0.612cm" svg:x="13.032cm" svg:y="0cm" draw:caption-point-x="-0.545cm" draw:caption-point-y="0.01cm">
              <dc:creator>BP</dc:creator>
              <dc:date>2009-03-05T00:00:00</dc:date>
              <text:p text:style-name="P2"><text:span text:style-name="T5">Varchar(36)</text:span></text:p>
            </office:annotation>
            <text:p>Position</text:p>
          </table:table-cell>
          <table:table-cell table:style-name="ce49" office:value-type="string" calcext:value-type="string">
            <office:annotation draw:style-name="gr4" draw:text-style-name="P3" svg:width="6.054cm" svg:height="2.619cm" svg:x="18.65cm" svg:y="0cm" draw:caption-point-x="-0.537cm" draw:caption-point-y="0.01cm">
              <dc:creator>BP</dc:creator>
              <dc:date>2009-04-02T00:00:00</dc:date>
              <text:p text:style-name="P3"><text:span text:style-name="T6">Label to be shown on the web site as a description for the file to upload</text:span></text:p>
            </office:annotation>
            <text:p>Label</text:p>
          </table:table-cell>
          <table:table-cell table:style-name="ce30" office:value-type="string" calcext:value-type="string">
            <text:p>Definition</text:p>
          </table:table-cell>
          <table:table-cell table:style-name="ce30"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office:forms form:automatic-focus="false" form:apply-design-mode="false"/>
        <table:table-column table:style-name="co39" table:default-cell-style-name="Default"/>
        <table:table-column table:style-name="co7" table:number-columns-repeated="1023" table:default-cell-style-name="Default"/>
        <table:table-row table:style-name="ro15">
          <table:table-cell table:style-name="ce49" office:value-type="string" calcext:value-type="string">
            <text:p>Dataset ID</text:p>
          </table:table-cell>
          <table:table-cell table:style-name="ce49" office:value-type="string" calcext:value-type="string">
            <text:p>Format</text:p>
          </table:table-cell>
          <table:table-cell table:style-name="ce49" table:number-columns-repeated="3"/>
          <table:table-cell table:style-name="ce30"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20" table:default-cell-style-name="ce16"/>
        <table:table-column table:style-name="co121" table:default-cell-style-name="Default"/>
        <table:table-column table:style-name="co122" table:default-cell-style-name="Default"/>
        <table:table-column table:style-name="co43" table:default-cell-style-name="Default"/>
        <table:table-column table:style-name="co123" table:default-cell-style-name="Default"/>
        <table:table-column table:style-name="co7" table:default-cell-style-name="Default"/>
        <table:table-column table:style-name="co43" table:default-cell-style-name="Default"/>
        <table:table-column table:style-name="co124" table:default-cell-style-name="Default"/>
        <table:table-column table:style-name="co125" table:default-cell-style-name="Default"/>
        <table:table-column table:style-name="co7" table:number-columns-repeated="1015" table:default-cell-style-name="Default"/>
        <table:table-row table:style-name="ro24">
          <table:table-cell table:style-name="ce71" office:value-type="string" calcext:value-type="string">
            <text:p>Data</text:p>
          </table:table-cell>
          <table:table-cell table:style-name="ce71" office:value-type="string" calcext:value-type="string">
            <text:p>Format</text:p>
          </table:table-cell>
          <table:table-cell table:style-name="ce71" office:value-type="string" calcext:value-type="string">
            <text:p>Column_Name</text:p>
          </table:table-cell>
          <table:table-cell table:style-name="ce71" office:value-type="string" calcext:value-type="string">
            <text:p>isCalculated</text:p>
          </table:table-cell>
          <table:table-cell table:style-name="ce71" office:value-type="string" calcext:value-type="string">
            <text:p>isEditable</text:p>
          </table:table-cell>
          <table:table-cell table:style-name="ce71" office:value-type="string" calcext:value-type="string">
            <text:p>isInsertable</text:p>
          </table:table-cell>
          <table:table-cell table:style-name="ce71" office:value-type="string" calcext:value-type="string">
            <text:p>isMandatory</text:p>
          </table:table-cell>
          <table:table-cell table:style-name="ce71" office:value-type="string" calcext:value-type="string">
            <text:p>Position</text:p>
          </table:table-cell>
          <table:table-cell table:style-name="ce71" office:value-type="string" calcext:value-type="string">
            <text:p>Comment</text:p>
          </table:table-cell>
          <table:table-cell table:style-name="ce47" table:number-columns-repeated="1015"/>
        </table:table-row>
        <table:table-row table:style-name="ro25">
          <table:table-cell table:style-name="ce75"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75"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76" office:value-type="string" calcext:value-type="string">
            <text:p>OGAM_ID_table_observation</text:p>
          </table:table-cell>
          <table:table-cell office:value-type="string" calcext:value-type="string">
            <text:p>table_observation</text:p>
          </table:table-cell>
          <table:table-cell table:style-name="ce76"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16"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17" office:value-type="string" calcext:value-type="string">
            <text:p>nomcommune</text:p>
          </table:table-cell>
          <table:table-cell office:value-type="string" calcext:value-type="string">
            <text:p>table_observation</text:p>
          </table:table-cell>
          <table:table-cell table:style-name="ce17"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17" office:value-type="string" calcext:value-type="string">
            <text:p>anneerefcommune</text:p>
          </table:table-cell>
          <table:table-cell office:value-type="string" calcext:value-type="string">
            <text:p>table_observation</text:p>
          </table:table-cell>
          <table:table-cell table:style-name="ce17"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17" office:value-type="string" calcext:value-type="string">
            <text:p>typeinfogeocommune</text:p>
          </table:table-cell>
          <table:table-cell office:value-type="string" calcext:value-type="string">
            <text:p>table_observation</text:p>
          </table:table-cell>
          <table:table-cell table:style-name="ce17"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16"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16"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16"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16"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16"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17" office:value-type="string" calcext:value-type="string">
            <text:p>anneerefdepartement</text:p>
          </table:table-cell>
          <table:table-cell office:value-type="string" calcext:value-type="string">
            <text:p>table_observation</text:p>
          </table:table-cell>
          <table:table-cell table:style-name="ce17"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17" office:value-type="string" calcext:value-type="string">
            <text:p>typeinfogeodepartement</text:p>
          </table:table-cell>
          <table:table-cell office:value-type="string" calcext:value-type="string">
            <text:p>table_observation</text:p>
          </table:table-cell>
          <table:table-cell table:style-name="ce17"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16"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16"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17" office:value-type="string" calcext:value-type="string">
            <text:p>typeinfogeoen</text:p>
          </table:table-cell>
          <table:table-cell office:value-type="string" calcext:value-type="string">
            <text:p>table_observation</text:p>
          </table:table-cell>
          <table:table-cell table:style-name="ce17"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16"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16"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16"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17" office:value-type="string" calcext:value-type="string">
            <text:p>typeinfogeomaille</text:p>
          </table:table-cell>
          <table:table-cell office:value-type="string" calcext:value-type="string">
            <text:p>table_observation</text:p>
          </table:table-cell>
          <table:table-cell table:style-name="ce17"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16"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17" office:value-type="string" calcext:value-type="string">
            <text:p>typeinfogeome</text:p>
          </table:table-cell>
          <table:table-cell office:value-type="string" calcext:value-type="string">
            <text:p>table_observation</text:p>
          </table:table-cell>
          <table:table-cell table:style-name="ce17"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19" office:value-type="string" calcext:value-type="string">
            <text:p>observateurnomorganisme</text:p>
          </table:table-cell>
          <table:table-cell office:value-type="string" calcext:value-type="string">
            <text:p>table_observation</text:p>
          </table:table-cell>
          <table:table-cell table:style-name="ce19"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20" office:value-type="string" calcext:value-type="string">
            <text:p>observateuridentite</text:p>
          </table:table-cell>
          <table:table-cell office:value-type="string" calcext:value-type="string">
            <text:p>table_observation</text:p>
          </table:table-cell>
          <table:table-cell table:style-name="ce20"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20" office:value-type="string" calcext:value-type="string">
            <text:p>observateurmail</text:p>
          </table:table-cell>
          <table:table-cell office:value-type="string" calcext:value-type="string">
            <text:p>table_observation</text:p>
          </table:table-cell>
          <table:table-cell table:style-name="ce20"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19" office:value-type="string" calcext:value-type="string">
            <text:p>determinateurnomorganisme</text:p>
          </table:table-cell>
          <table:table-cell office:value-type="string" calcext:value-type="string">
            <text:p>table_observation</text:p>
          </table:table-cell>
          <table:table-cell table:style-name="ce19"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20" office:value-type="string" calcext:value-type="string">
            <text:p>determinateuridentite</text:p>
          </table:table-cell>
          <table:table-cell office:value-type="string" calcext:value-type="string">
            <text:p>table_observation</text:p>
          </table:table-cell>
          <table:table-cell table:style-name="ce20"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20" office:value-type="string" calcext:value-type="string">
            <text:p>determinateurmail</text:p>
          </table:table-cell>
          <table:table-cell office:value-type="string" calcext:value-type="string">
            <text:p>table_observation</text:p>
          </table:table-cell>
          <table:table-cell table:style-name="ce20"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19" office:value-type="string" calcext:value-type="string">
            <text:p>validateurnomorganisme</text:p>
          </table:table-cell>
          <table:table-cell office:value-type="string" calcext:value-type="string">
            <text:p>table_observation</text:p>
          </table:table-cell>
          <table:table-cell table:style-name="ce19"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20" office:value-type="string" calcext:value-type="string">
            <text:p>validateuridentite</text:p>
          </table:table-cell>
          <table:table-cell office:value-type="string" calcext:value-type="string">
            <text:p>table_observation</text:p>
          </table:table-cell>
          <table:table-cell table:style-name="ce20"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20" office:value-type="string" calcext:value-type="string">
            <text:p>validateurmail</text:p>
          </table:table-cell>
          <table:table-cell office:value-type="string" calcext:value-type="string">
            <text:p>table_observation</text:p>
          </table:table-cell>
          <table:table-cell table:style-name="ce20"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16"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16"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16" office:value-type="string" calcext:value-type="string">
            <text:p>sensibl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16"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16"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16"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16"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transformation</text:p>
          </table:table-cell>
          <table:table-cell office:value-type="string" calcext:value-type="string">
            <text:p>table_observation</text:p>
          </table:table-cell>
          <table:table-cell office:value-type="string" calcext:value-type="string">
            <text:p>deedatetransform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7" calcext:value-type="float">
            <text:p>57</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16"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8" calcext:value-type="float">
            <text:p>58</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16"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16"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16"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16"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16"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16"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16"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16"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16"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16"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16"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16"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16"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16"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16"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16"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16"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16"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16"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16"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16"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16"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3" calcext:value-type="float">
            <text:p>103</text:p>
          </table:table-cell>
          <table:table-cell table:number-columns-repeated="1016"/>
        </table:table-row>
        <table:table-row table:style-name="ro2">
          <table:table-cell table:number-columns-repeated="2"/>
          <table:table-cell table:style-name="ce16"/>
          <table:table-cell table:number-columns-repeated="1021"/>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16"/>
          <table:table-cell table:number-columns-repeated="1021"/>
        </table:table-row>
        <table:table-row table:style-name="ro2" table:number-rows-repeated="3">
          <table:table-cell table:style-name="Default"/>
          <table:table-cell table:number-columns-repeated="1023"/>
        </table:table-row>
        <table:table-row table:style-name="ro25">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7"/>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49" office:value-type="string" calcext:value-type="string">
            <text:p>Id</text:p>
          </table:table-cell>
          <table:table-cell table:style-name="ce49" office:value-type="string" calcext:value-type="string">
            <text:p>Name</text:p>
          </table:table-cell>
          <table:table-cell table:style-name="ce49" office:value-type="string" calcext:value-type="string">
            <text:p>Description</text:p>
          </table:table-cell>
          <table:table-cell table:style-name="ce49" office:value-type="string" calcext:value-type="string">
            <text:p>Creator</text:p>
          </table:table-cell>
          <table:table-cell table:style-name="ce49"/>
          <table:table-cell table:style-name="ce30"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table:number-columns-repeated="1020"/>
        </table:table-row>
        <table:table-row table:style-name="ro2">
          <table:table-cell table:number-columns-repeated="1024"/>
        </table:table-row>
      </table:table>
      <table:table table:name="model_tables" table:style-name="ta1">
        <office:forms form:automatic-focus="false" form:apply-design-mode="false"/>
        <table:table-column table:style-name="co7" table:default-cell-style-name="ce49"/>
        <table:table-column table:style-name="co50" table:default-cell-style-name="ce49"/>
        <table:table-column table:style-name="co7" table:number-columns-repeated="1016" table:default-cell-style-name="ce30"/>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office:forms form:automatic-focus="false" form:apply-design-mode="false"/>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49" office:value-type="string" calcext:value-type="string">
            <text:p>modele_id</text:p>
          </table:table-cell>
          <table:table-cell table:style-name="ce49" office:value-type="string" calcext:value-type="string">
            <text:p>dataset_id</text:p>
          </table:table-cell>
          <table:table-cell table:style-name="ce30"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office:forms form:automatic-focus="false" form:apply-design-mode="false"/>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43" table:default-cell-style-name="Default"/>
        <table:table-column table:style-name="co118" table:default-cell-style-name="Default"/>
        <table:table-column table:style-name="co119" table:default-cell-style-name="Default"/>
        <table:table-column table:style-name="co126" table:default-cell-style-name="Default"/>
        <table:table-column table:style-name="co127" table:default-cell-style-name="Default"/>
        <table:table-column table:style-name="co6" table:number-columns-repeated="2" table:default-cell-style-name="Default"/>
        <table:table-column table:style-name="co7" table:number-columns-repeated="1013" table:default-cell-style-name="Default"/>
        <table:table-row table:style-name="ro27">
          <table:table-cell table:style-name="ce87" office:value-type="string" calcext:value-type="string">
            <text:p>Data</text:p>
          </table:table-cell>
          <table:table-cell table:style-name="ce87" office:value-type="string" calcext:value-type="string">
            <text:p>Format</text:p>
          </table:table-cell>
          <table:table-cell table:style-name="ce87" office:value-type="string" calcext:value-type="string">
            <text:p>isCriteria</text:p>
          </table:table-cell>
          <table:table-cell table:style-name="ce87" office:value-type="string" calcext:value-type="string">
            <text:p>isResult</text:p>
          </table:table-cell>
          <table:table-cell table:style-name="ce87" office:value-type="string" calcext:value-type="string">
            <office:annotation draw:style-name="gr7" draw:text-style-name="P3" svg:width="98.9mm" svg:height="58.49mm" svg:x="162.03mm" svg:y="0mm" draw:caption-point-x="19.3mm" draw:caption-point-y="0.1mm">
              <dc:creator>BP</dc:creator>
              <dc:date>2009-04-16T00:00:00</dc:date>
              <text:p text:style-name="P6"><text:span text:style-name="T6">The HTML Type of the field :</text:span></text:p>
              <text:p text:style-name="P6"><text:span text:style-name="T6"/></text:p>
              <text:p text:style-name="P6"><text:span text:style-name="T6">* TEXT</text:span></text:p>
              <text:p text:style-name="P6"><text:span text:style-name="T6">* SELECT</text:span></text:p>
              <text:p text:style-name="P6"><text:span text:style-name="T6">* CHECKBOX</text:span></text:p>
            </office:annotation>
            <text:p>Input_Type</text:p>
          </table:table-cell>
          <table:table-cell table:style-name="ce87" office:value-type="string" calcext:value-type="string">
            <text:p>Position</text:p>
          </table:table-cell>
          <table:table-cell table:style-name="ce87" office:value-type="string" calcext:value-type="string">
            <text:p>is default criteria</text:p>
          </table:table-cell>
          <table:table-cell table:style-name="ce87" office:value-type="string" calcext:value-type="string">
            <text:p>is default result</text:p>
          </table:table-cell>
          <table:table-cell table:style-name="ce87" office:value-type="string" calcext:value-type="string">
            <text:p>default_value</text:p>
          </table:table-cell>
          <table:table-cell table:style-name="ce87" office:value-type="string" calcext:value-type="string">
            <text:p>decimals</text:p>
          </table:table-cell>
          <table:table-cell table:style-name="ce87" office:value-type="string" calcext:value-type="string">
            <text:p>Mask</text:p>
          </table:table-cell>
          <table:table-cell table:style-name="ce65"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0" calcext:value-type="float">
            <text:p>3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0" calcext:value-type="float">
            <text:p>4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9" calcext:value-type="float">
            <text:p>4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1" calcext:value-type="float">
            <text:p>6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2" calcext:value-type="float">
            <text:p>7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3" calcext:value-type="float">
            <text:p>73</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4" calcext:value-type="float">
            <text:p>74</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6" calcext:value-type="float">
            <text:p>7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8" calcext:value-type="float">
            <text:p>7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1"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1"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table:style-name="ce31"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1" calcext:value-type="float">
            <text:p>10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3" calcext:value-type="float">
            <text:p>103</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number-rows-repeated="3">
          <table:table-cell table:style-name="ce31"/>
          <table:table-cell table:number-columns-repeated="1023"/>
        </table:table-row>
        <table:table-row table:style-name="ro2">
          <table:table-cell table:style-name="ce31"/>
          <table:table-cell table:number-columns-repeated="1023"/>
        </table:table-row>
      </table:table>
      <table:table table:name="file_field" table:style-name="ta1" table:print="false">
        <office:forms form:automatic-focus="false" form:apply-design-mode="false"/>
        <table:table-column table:style-name="co59" table:default-cell-style-name="ce3"/>
        <table:table-column table:style-name="co35" table:default-cell-style-name="Default"/>
        <table:table-column table:style-name="co6" table:default-cell-style-name="Default"/>
        <table:table-column table:style-name="co60" table:default-cell-style-name="Default"/>
        <table:table-column table:style-name="co6" table:default-cell-style-name="Default"/>
        <table:table-column table:style-name="co7" table:number-columns-repeated="1019" table:default-cell-style-name="Default"/>
        <table:table-row table:style-name="ro2">
          <table:table-cell table:style-name="ce49" office:value-type="string" calcext:value-type="string">
            <text:p>Data</text:p>
          </table:table-cell>
          <table:table-cell table:style-name="ce49" office:value-type="string" calcext:value-type="string">
            <text:p>Format</text:p>
          </table:table-cell>
          <table:table-cell table:style-name="ce49" office:value-type="string" calcext:value-type="string">
            <text:p>isMandatory</text:p>
          </table:table-cell>
          <table:table-cell table:style-name="ce49" office:value-type="string" calcext:value-type="string">
            <text:p>Mask</text:p>
          </table:table-cell>
          <table:table-cell table:style-name="ce49" office:value-type="string" calcext:value-type="string">
            <text:p>Position</text:p>
          </table:table-cell>
          <table:table-cell table:style-name="ce30" table:number-columns-repeated="1019"/>
        </table:table-row>
        <table:table-row table:style-name="ro2">
          <table:table-cell table:style-name="ce54" office:value-type="string" calcext:value-type="string">
            <text:p>OGAM_ID_table_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table:style-name="ce4"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table:style-name="ce4"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4" calcext:value-type="float">
            <text:p>4</text:p>
          </table:table-cell>
          <table:table-cell table:number-columns-repeated="1019"/>
        </table:table-row>
        <table:table-row table:style-name="ro2">
          <table:table-cell table:style-name="ce4"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 calcext:value-type="float">
            <text:p>5</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 calcext:value-type="float">
            <text:p>6</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table:style-name="ce4"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11" calcext:value-type="float">
            <text:p>11</text:p>
          </table:table-cell>
          <table:table-cell table:number-columns-repeated="1019"/>
        </table:table-row>
        <table:table-row table:style-name="ro2">
          <table:table-cell table:style-name="ce4"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table:style-name="Default"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table:style-name="ce4"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7" calcext:value-type="float">
            <text:p>17</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8" calcext:value-type="float">
            <text:p>18</text:p>
          </table:table-cell>
          <table:table-cell table:number-columns-repeated="1019"/>
        </table:table-row>
        <table:table-row table:style-name="ro2">
          <table:table-cell table:style-name="Default"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9" calcext:value-type="float">
            <text:p>19</text:p>
          </table:table-cell>
          <table:table-cell table:number-columns-repeated="1019"/>
        </table:table-row>
        <table:table-row table:style-name="ro2">
          <table:table-cell table:style-name="Default"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table:style-name="Default"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table:style-name="Default"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table:style-name="ce4"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table:style-name="Default"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6" calcext:value-type="float">
            <text:p>26</text:p>
          </table:table-cell>
          <table:table-cell table:number-columns-repeated="1019"/>
        </table:table-row>
        <table:table-row table:style-name="ro2">
          <table:table-cell table:style-name="Default"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27" calcext:value-type="float">
            <text:p>27</text:p>
          </table:table-cell>
          <table:table-cell table:number-columns-repeated="1019"/>
        </table:table-row>
        <table:table-row table:style-name="ro2">
          <table:table-cell table:style-name="ce4"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8" calcext:value-type="float">
            <text:p>28</text:p>
          </table:table-cell>
          <table:table-cell table:number-columns-repeated="1019"/>
        </table:table-row>
        <table:table-row table:style-name="ro2">
          <table:table-cell table:style-name="ce5"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9" calcext:value-type="float">
            <text:p>29</text:p>
          </table:table-cell>
          <table:table-cell table:number-columns-repeated="1019"/>
        </table:table-row>
        <table:table-row table:style-name="ro2">
          <table:table-cell table:style-name="ce6"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0" calcext:value-type="float">
            <text:p>30</text:p>
          </table:table-cell>
          <table:table-cell table:number-columns-repeated="1019"/>
        </table:table-row>
        <table:table-row table:style-name="ro2">
          <table:table-cell table:style-name="ce6"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1" calcext:value-type="float">
            <text:p>31</text:p>
          </table:table-cell>
          <table:table-cell table:number-columns-repeated="1019"/>
        </table:table-row>
        <table:table-row table:style-name="ro2">
          <table:table-cell table:style-name="ce5"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2" calcext:value-type="float">
            <text:p>32</text:p>
          </table:table-cell>
          <table:table-cell table:number-columns-repeated="1019"/>
        </table:table-row>
        <table:table-row table:style-name="ro2">
          <table:table-cell table:style-name="ce6"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table:style-name="ce6"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table:style-name="ce5"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5" calcext:value-type="float">
            <text:p>35</text:p>
          </table:table-cell>
          <table:table-cell table:number-columns-repeated="1019"/>
        </table:table-row>
        <table:table-row table:style-name="ro2">
          <table:table-cell table:style-name="ce6"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6" calcext:value-type="float">
            <text:p>36</text:p>
          </table:table-cell>
          <table:table-cell table:number-columns-repeated="1019"/>
        </table:table-row>
        <table:table-row table:style-name="ro2">
          <table:table-cell table:style-name="ce6"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7" calcext:value-type="float">
            <text:p>37</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8" calcext:value-type="float">
            <text:p>38</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9" calcext:value-type="float">
            <text:p>39</text:p>
          </table:table-cell>
          <table:table-cell table:number-columns-repeated="1019"/>
        </table:table-row>
        <table:table-row table:style-name="ro2">
          <table:table-cell table:style-name="Default"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table:style-name="Default"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2">
          <table:table-cell table:style-name="Default"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table:style-name="Default" office:value-type="string" calcext:value-type="string">
            <text:p>jddmetadonneedeeid</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table:style-name="Default"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54" calcext:value-type="float">
            <text:p>54</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55" calcext:value-type="float">
            <text:p>55</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table:style-name="Default"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63" calcext:value-type="float">
            <text:p>63</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table:style-name="Default"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table:style-name="Default"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table:style-name="Default"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table:style-name="Default"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table:style-name="Default"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0" calcext:value-type="float">
            <text:p>70</text:p>
          </table:table-cell>
          <table:table-cell table:number-columns-repeated="1019"/>
        </table:table-row>
        <table:table-row table:style-name="ro2">
          <table:table-cell table:style-name="Default"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1" calcext:value-type="float">
            <text:p>71</text:p>
          </table:table-cell>
          <table:table-cell table:number-columns-repeated="1019"/>
        </table:table-row>
        <table:table-row table:style-name="ro2">
          <table:table-cell table:style-name="Default"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2" calcext:value-type="float">
            <text:p>72</text:p>
          </table:table-cell>
          <table:table-cell table:number-columns-repeated="1019"/>
        </table:table-row>
        <table:table-row table:style-name="ro2">
          <table:table-cell table:style-name="Default"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3" calcext:value-type="float">
            <text:p>73</text:p>
          </table:table-cell>
          <table:table-cell table:number-columns-repeated="1019"/>
        </table:table-row>
        <table:table-row table:style-name="ro2">
          <table:table-cell table:style-name="Default"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table:style-name="Default"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table:style-name="Default"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table:style-name="Default"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table:style-name="Default"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table:style-name="Default"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table:style-name="Default"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table:style-name="Default"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table:style-name="Default"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table:style-name="Default"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87" calcext:value-type="float">
            <text:p>87</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88" calcext:value-type="float">
            <text:p>88</text:p>
          </table:table-cell>
          <table:table-cell table:number-columns-repeated="1019"/>
        </table:table-row>
        <table:table-row table:style-name="ro2">
          <table:table-cell table:number-columns-repeated="1024"/>
        </table:table-row>
        <table:table-row table:style-name="ro2" table:number-rows-repeated="3">
          <table:table-cell table:style-name="Default"/>
          <table:table-cell table:number-columns-repeated="1023"/>
        </table:table-row>
        <table:table-row table:style-name="ro2" table:number-rows-repeated="5">
          <table:table-cell table:number-columns-repeated="1024"/>
        </table:table-row>
        <table:table-row table:style-name="ro2" table:number-rows-repeated="5">
          <table:table-cell table:style-name="Default"/>
          <table:table-cell table:number-columns-repeated="1023"/>
        </table:table-row>
        <table:table-row table:style-name="ro2">
          <table:table-cell table:number-columns-repeated="1024"/>
        </table:table-row>
      </table:table>
      <table:table table:name="field_mapping" table:style-name="ta1" table:print="false">
        <office:forms form:automatic-focus="false" form:apply-design-mode="false"/>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7" table:number-columns-repeated="1019" table:default-cell-style-name="Default"/>
        <table:table-row table:style-name="ro2">
          <table:table-cell table:style-name="ce49" office:value-type="string" calcext:value-type="string">
            <text:p>SRC_DATA</text:p>
          </table:table-cell>
          <table:table-cell table:style-name="ce49" office:value-type="string" calcext:value-type="string">
            <text:p>SRC_FORMAT</text:p>
          </table:table-cell>
          <table:table-cell table:style-name="ce49" office:value-type="string" calcext:value-type="string">
            <text:p>DST_DATA</text:p>
          </table:table-cell>
          <table:table-cell table:style-name="ce49" office:value-type="string" calcext:value-type="string">
            <text:p>DST_FORMAT</text:p>
          </table:table-cell>
          <table:table-cell table:style-name="ce49" office:value-type="string" calcext:value-type="string">
            <text:p>MAPPING_TYPE</text:p>
          </table:table-cell>
          <table:table-cell table:style-name="ce30" table:number-columns-repeated="1019"/>
        </table:table-row>
        <table:table-row table:style-name="ro2">
          <table:table-cell table:style-name="ce54" office:value-type="string" calcext:value-type="string">
            <text:p>OGAM_ID_table_observation</text:p>
          </table:table-cell>
          <table:table-cell office:value-type="string" calcext:value-type="string">
            <text:p>file_observation</text:p>
          </table:table-cell>
          <table:table-cell table:style-name="ce54" office:value-type="string" calcext:value-type="string">
            <text:p>OGAM_ID_table_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commune</text:p>
          </table:table-cell>
          <table:table-cell office:value-type="string" calcext:value-type="string">
            <text:p>file_observation</text:p>
          </table:table-cell>
          <table:table-cell table:style-name="ce3"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nomcommune</text:p>
          </table:table-cell>
          <table:table-cell office:value-type="string" calcext:value-type="string">
            <text:p>file_observation</text:p>
          </table:table-cell>
          <table:table-cell table:style-name="ce4"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anneerefcommune</text:p>
          </table:table-cell>
          <table:table-cell office:value-type="string" calcext:value-type="string">
            <text:p>file_observation</text:p>
          </table:table-cell>
          <table:table-cell table:style-name="ce4"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commune</text:p>
          </table:table-cell>
          <table:table-cell office:value-type="string" calcext:value-type="string">
            <text:p>file_observation</text:p>
          </table:table-cell>
          <table:table-cell table:style-name="ce4"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enombrementmin</text:p>
          </table:table-cell>
          <table:table-cell office:value-type="string" calcext:value-type="string">
            <text:p>file_observation</text:p>
          </table:table-cell>
          <table:table-cell table:style-name="ce3"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enombrementmax</text:p>
          </table:table-cell>
          <table:table-cell office:value-type="string" calcext:value-type="string">
            <text:p>file_observation</text:p>
          </table:table-cell>
          <table:table-cell table:style-name="ce3"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bjetdenombrement</text:p>
          </table:table-cell>
          <table:table-cell office:value-type="string" calcext:value-type="string">
            <text:p>file_observation</text:p>
          </table:table-cell>
          <table:table-cell table:style-name="ce3"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typedenombrement</text:p>
          </table:table-cell>
          <table:table-cell office:value-type="string" calcext:value-type="string">
            <text:p>file_observation</text:p>
          </table:table-cell>
          <table:table-cell table:style-name="ce3"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departement</text:p>
          </table:table-cell>
          <table:table-cell office:value-type="string" calcext:value-type="string">
            <text:p>file_observation</text:p>
          </table:table-cell>
          <table:table-cell table:style-name="ce3"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anneerefdepartement</text:p>
          </table:table-cell>
          <table:table-cell office:value-type="string" calcext:value-type="string">
            <text:p>file_observation</text:p>
          </table:table-cell>
          <table:table-cell table:style-name="ce4"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departement</text:p>
          </table:table-cell>
          <table:table-cell office:value-type="string" calcext:value-type="string">
            <text:p>file_observation</text:p>
          </table:table-cell>
          <table:table-cell table:style-name="ce4"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typeen</text:p>
          </table:table-cell>
          <table:table-cell office:value-type="string" calcext:value-type="string">
            <text:p>file_observation</text:p>
          </table:table-cell>
          <table:table-cell table:style-name="ce3"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en</text:p>
          </table:table-cell>
          <table:table-cell office:value-type="string" calcext:value-type="string">
            <text:p>file_observation</text:p>
          </table:table-cell>
          <table:table-cell table:style-name="ce3"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en</text:p>
          </table:table-cell>
          <table:table-cell office:value-type="string" calcext:value-type="string">
            <text:p>file_observation</text:p>
          </table:table-cell>
          <table:table-cell table:style-name="ce4"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refhabitat</text:p>
          </table:table-cell>
          <table:table-cell office:value-type="string" calcext:value-type="string">
            <text:p>file_observation</text:p>
          </table:table-cell>
          <table:table-cell table:style-name="ce3"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habitat</text:p>
          </table:table-cell>
          <table:table-cell office:value-type="string" calcext:value-type="string">
            <text:p>file_observation</text:p>
          </table:table-cell>
          <table:table-cell table:style-name="ce3"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maille</text:p>
          </table:table-cell>
          <table:table-cell office:value-type="string" calcext:value-type="string">
            <text:p>file_observation</text:p>
          </table:table-cell>
          <table:table-cell table:style-name="ce3"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maille</text:p>
          </table:table-cell>
          <table:table-cell office:value-type="string" calcext:value-type="string">
            <text:p>file_observation</text:p>
          </table:table-cell>
          <table:table-cell table:style-name="ce4"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me</text:p>
          </table:table-cell>
          <table:table-cell office:value-type="string" calcext:value-type="string">
            <text:p>file_observation</text:p>
          </table:table-cell>
          <table:table-cell table:style-name="ce3"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me</text:p>
          </table:table-cell>
          <table:table-cell office:value-type="string" calcext:value-type="string">
            <text:p>file_observation</text:p>
          </table:table-cell>
          <table:table-cell table:style-name="ce4"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observateurnomorganisme</text:p>
          </table:table-cell>
          <table:table-cell office:value-type="string" calcext:value-type="string">
            <text:p>file_observation</text:p>
          </table:table-cell>
          <table:table-cell table:style-name="ce5"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observateuridentite</text:p>
          </table:table-cell>
          <table:table-cell office:value-type="string" calcext:value-type="string">
            <text:p>file_observation</text:p>
          </table:table-cell>
          <table:table-cell table:style-name="ce6"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observateurmail</text:p>
          </table:table-cell>
          <table:table-cell office:value-type="string" calcext:value-type="string">
            <text:p>file_observation</text:p>
          </table:table-cell>
          <table:table-cell table:style-name="ce6"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determinateurnomorganisme</text:p>
          </table:table-cell>
          <table:table-cell office:value-type="string" calcext:value-type="string">
            <text:p>file_observation</text:p>
          </table:table-cell>
          <table:table-cell table:style-name="ce5"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determinateuridentite</text:p>
          </table:table-cell>
          <table:table-cell office:value-type="string" calcext:value-type="string">
            <text:p>file_observation</text:p>
          </table:table-cell>
          <table:table-cell table:style-name="ce6"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determinateurmail</text:p>
          </table:table-cell>
          <table:table-cell office:value-type="string" calcext:value-type="string">
            <text:p>file_observation</text:p>
          </table:table-cell>
          <table:table-cell table:style-name="ce6"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validateurnomorganisme</text:p>
          </table:table-cell>
          <table:table-cell office:value-type="string" calcext:value-type="string">
            <text:p>file_observation</text:p>
          </table:table-cell>
          <table:table-cell table:style-name="ce5"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validateuridentite</text:p>
          </table:table-cell>
          <table:table-cell office:value-type="string" calcext:value-type="string">
            <text:p>file_observation</text:p>
          </table:table-cell>
          <table:table-cell table:style-name="ce6"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validateurmail</text:p>
          </table:table-cell>
          <table:table-cell office:value-type="string" calcext:value-type="string">
            <text:p>file_observation</text:p>
          </table:table-cell>
          <table:table-cell table:style-name="ce6"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identifiantorigine</text:p>
          </table:table-cell>
          <table:table-cell office:value-type="string" calcext:value-type="string">
            <text:p>file_observation</text:p>
          </table:table-cell>
          <table:table-cell table:style-name="ce3"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spublique</text:p>
          </table:table-cell>
          <table:table-cell office:value-type="string" calcext:value-type="string">
            <text:p>file_observation</text:p>
          </table:table-cell>
          <table:table-cell table:style-name="ce3"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statutsource</text:p>
          </table:table-cell>
          <table:table-cell office:value-type="string" calcext:value-type="string">
            <text:p>file_observation</text:p>
          </table:table-cell>
          <table:table-cell table:style-name="ce3"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ddcode</text:p>
          </table:table-cell>
          <table:table-cell office:value-type="string" calcext:value-type="string">
            <text:p>file_observation</text:p>
          </table:table-cell>
          <table:table-cell table:style-name="ce3"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ddid</text:p>
          </table:table-cell>
          <table:table-cell office:value-type="string" calcext:value-type="string">
            <text:p>file_observation</text:p>
          </table:table-cell>
          <table:table-cell table:style-name="ce3"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rganismegestionnairedonnee</text:p>
          </table:table-cell>
          <table:table-cell office:value-type="string" calcext:value-type="string">
            <text:p>file_observation</text:p>
          </table:table-cell>
          <table:table-cell table:style-name="ce3"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referencebiblio</text:p>
          </table:table-cell>
          <table:table-cell office:value-type="string" calcext:value-type="string">
            <text:p>file_observation</text:p>
          </table:table-cell>
          <table:table-cell table:style-name="ce3"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identifiantpermanent</text:p>
          </table:table-cell>
          <table:table-cell office:value-type="string" calcext:value-type="string">
            <text:p>file_observation</text:p>
          </table:table-cell>
          <table:table-cell table:style-name="ce3"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statutobservation</text:p>
          </table:table-cell>
          <table:table-cell office:value-type="string" calcext:value-type="string">
            <text:p>file_observation</text:p>
          </table:table-cell>
          <table:table-cell table:style-name="ce3"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nomcite</text:p>
          </table:table-cell>
          <table:table-cell office:value-type="string" calcext:value-type="string">
            <text:p>file_observation</text:p>
          </table:table-cell>
          <table:table-cell table:style-name="ce3"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ourdatedebut</text:p>
          </table:table-cell>
          <table:table-cell office:value-type="string" calcext:value-type="string">
            <text:p>file_observation</text:p>
          </table:table-cell>
          <table:table-cell table:style-name="ce3"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ourdatefin</text:p>
          </table:table-cell>
          <table:table-cell office:value-type="string" calcext:value-type="string">
            <text:p>file_observation</text:p>
          </table:table-cell>
          <table:table-cell table:style-name="ce3"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altitudemin</text:p>
          </table:table-cell>
          <table:table-cell office:value-type="string" calcext:value-type="string">
            <text:p>file_observation</text:p>
          </table:table-cell>
          <table:table-cell table:style-name="ce3"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altitudemax</text:p>
          </table:table-cell>
          <table:table-cell office:value-type="string" calcext:value-type="string">
            <text:p>file_observation</text:p>
          </table:table-cell>
          <table:table-cell table:style-name="ce3"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ofondeurmin</text:p>
          </table:table-cell>
          <table:table-cell office:value-type="string" calcext:value-type="string">
            <text:p>file_observation</text:p>
          </table:table-cell>
          <table:table-cell table:style-name="ce3"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ofondeurmax</text:p>
          </table:table-cell>
          <table:table-cell office:value-type="string" calcext:value-type="string">
            <text:p>file_observation</text:p>
          </table:table-cell>
          <table:table-cell table:style-name="ce3"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dnom</text:p>
          </table:table-cell>
          <table:table-cell office:value-type="string" calcext:value-type="string">
            <text:p>file_observation</text:p>
          </table:table-cell>
          <table:table-cell table:style-name="ce3"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dref</text:p>
          </table:table-cell>
          <table:table-cell office:value-type="string" calcext:value-type="string">
            <text:p>file_observation</text:p>
          </table:table-cell>
          <table:table-cell table:style-name="ce3"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atedetermination</text:p>
          </table:table-cell>
          <table:table-cell office:value-type="string" calcext:value-type="string">
            <text:p>file_observation</text:p>
          </table:table-cell>
          <table:table-cell table:style-name="ce3"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rganismestandard</text:p>
          </table:table-cell>
          <table:table-cell office:value-type="string" calcext:value-type="string">
            <text:p>file_observation</text:p>
          </table:table-cell>
          <table:table-cell table:style-name="ce3"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mmentaire</text:p>
          </table:table-cell>
          <table:table-cell office:value-type="string" calcext:value-type="string">
            <text:p>file_observation</text:p>
          </table:table-cell>
          <table:table-cell table:style-name="ce3"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geometrie</text:p>
          </table:table-cell>
          <table:table-cell office:value-type="string" calcext:value-type="string">
            <text:p>file_observation</text:p>
          </table:table-cell>
          <table:table-cell table:style-name="ce3"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natureobjetgeo</text:p>
          </table:table-cell>
          <table:table-cell office:value-type="string" calcext:value-type="string">
            <text:p>file_observation</text:p>
          </table:table-cell>
          <table:table-cell table:style-name="ce3"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ecisiongeometrie</text:p>
          </table:table-cell>
          <table:table-cell office:value-type="string" calcext:value-type="string">
            <text:p>file_observation</text:p>
          </table:table-cell>
          <table:table-cell table:style-name="ce3"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heuredatedebut</text:p>
          </table:table-cell>
          <table:table-cell office:value-type="string" calcext:value-type="string">
            <text:p>file_observation</text:p>
          </table:table-cell>
          <table:table-cell table:style-name="ce3"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heuredatefin</text:p>
          </table:table-cell>
          <table:table-cell office:value-type="string" calcext:value-type="string">
            <text:p>file_observation</text:p>
          </table:table-cell>
          <table:table-cell table:style-name="ce3"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transformation</text:p>
          </table:table-cell>
          <table:table-cell office:value-type="string" calcext:value-type="string">
            <text:p>form_standardisation</text:p>
          </table:table-cell>
          <table:table-cell office:value-type="string" calcext:value-type="string">
            <text:p>deedate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style-name="ce3"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style-name="ce3"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style-name="ce3"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office:forms form:automatic-focus="false" form:apply-design-mode="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49" office:value-type="string" calcext:value-type="string">
            <office:annotation draw:style-name="gr3" draw:text-style-name="P2" svg:width="2.818cm" svg:height="0.612cm" svg:x="2.858cm" svg:y="0cm" draw:caption-point-x="1.633cm" draw:caption-point-y="0.01cm">
              <dc:creator>BP</dc:creator>
              <dc:date>2009-03-05T00:00:00</dc:date>
              <text:p text:style-name="P2"><text:span text:style-name="T5">Varchar(36)</text:span></text:p>
            </office:annotation>
            <text:p>Dataset ID</text:p>
          </table:table-cell>
          <table:table-cell table:style-name="ce49" office:value-type="string" calcext:value-type="string">
            <office:annotation draw:style-name="gr3" draw:text-style-name="P2" svg:width="2.818cm" svg:height="0.612cm" svg:x="5.574cm" svg:y="0cm" draw:caption-point-x="7.983cm" draw:caption-point-y="0.01cm">
              <dc:creator>BP</dc:creator>
              <dc:date>2009-03-05T00:00:00</dc:date>
              <text:p text:style-name="P2"><text:span text:style-name="T5">Varchar(255)</text:span></text:p>
            </office:annotation>
            <text:p>Label</text:p>
          </table:table-cell>
          <table:table-cell table:style-name="ce49" office:value-type="string" calcext:value-type="string">
            <text:p>isDefault</text:p>
          </table:table-cell>
          <table:table-cell table:style-name="ce49" office:value-type="string" calcext:value-type="string">
            <text:p>Definition</text:p>
          </table:table-cell>
          <table:table-cell table:style-name="ce30" office:value-type="string" calcext:value-type="string">
            <text:p>Type</text:p>
          </table:table-cell>
          <table:table-cell table:style-name="ce30"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office:forms form:automatic-focus="false" form:apply-design-mode="false"/>
        <table:table-column table:style-name="co69" table:default-cell-style-name="ce49"/>
        <table:table-column table:style-name="co70" table:default-cell-style-name="ce49"/>
        <table:table-column table:style-name="co7" table:number-columns-repeated="1022" table:default-cell-style-name="ce30"/>
        <table:table-row table:style-name="ro2">
          <table:table-cell office:value-type="string" calcext:value-type="string">
            <office:annotation draw:style-name="gr3" draw:text-style-name="P2" svg:width="2.818cm" svg:height="0.612cm" svg:x="5.548cm" svg:y="0cm" draw:caption-point-x="1.631cm" draw:caption-point-y="0.01c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2" svg:width="2.818cm" svg:height="0.612cm" svg:x="13.459cm" svg:y="0cm" draw:caption-point-x="1.661cm" draw:caption-point-y="0.01c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49" office:value-type="string" calcext:value-type="string">
            <office:annotation draw:style-name="gr3" draw:text-style-name="P2" svg:width="2.818cm" svg:height="0.612cm" svg:x="3.971cm" svg:y="0cm" draw:caption-point-x="-0.741cm" draw:caption-point-y="0.01cm">
              <dc:creator>BP</dc:creator>
              <dc:date>2009-03-05T00:00:00</dc:date>
              <text:p text:style-name="P2"><text:span text:style-name="T5">Varchar(36)</text:span></text:p>
            </office:annotation>
            <text:p>Dataset ID</text:p>
          </table:table-cell>
          <table:table-cell table:style-name="ce49" office:value-type="string" calcext:value-type="string">
            <text:p>Schema Code</text:p>
          </table:table-cell>
          <table:table-cell table:style-name="ce49" office:value-type="string" calcext:value-type="string">
            <office:annotation draw:style-name="gr3" draw:text-style-name="P2" svg:width="2.818cm" svg:height="0.612cm" svg:x="7.301cm" svg:y="0cm" draw:caption-point-x="6.001cm" draw:caption-point-y="0.01cm">
              <dc:creator>BP</dc:creator>
              <dc:date>2009-03-05T00:00:00</dc:date>
              <text:p text:style-name="P2"><text:span text:style-name="T5">Varchar(36)</text:span></text:p>
            </office:annotation>
            <text:p>Format</text:p>
          </table:table-cell>
          <table:table-cell table:style-name="ce49" office:value-type="string" calcext:value-type="string">
            <text:p>Field</text:p>
          </table:table-cell>
          <table:table-cell table:style-name="ce30"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6" table:default-cell-style-name="Default"/>
        <table:table-column table:style-name="co7" table:number-columns-repeated="1017" table:default-cell-style-name="Default"/>
        <table:table-row table:style-name="ro10">
          <table:table-cell table:style-name="ce49" office:value-type="string" calcext:value-type="string">
            <text:p>Check_id</text:p>
          </table:table-cell>
          <table:table-cell table:style-name="ce49" office:value-type="string" calcext:value-type="string">
            <text:p>Step</text:p>
          </table:table-cell>
          <table:table-cell table:style-name="ce49" office:value-type="string" calcext:value-type="string">
            <text:p>Name</text:p>
          </table:table-cell>
          <table:table-cell table:style-name="ce49" office:value-type="string" calcext:value-type="string">
            <text:p>Label</text:p>
          </table:table-cell>
          <table:table-cell table:style-name="ce49" office:value-type="string" calcext:value-type="string">
            <text:p>Description</text:p>
          </table:table-cell>
          <table:table-cell table:style-name="ce49" office:value-type="string" calcext:value-type="string">
            <text:p>Statement</text:p>
          </table:table-cell>
          <table:table-cell table:style-name="ce49" office:value-type="string" calcext:value-type="string">
            <text:p>Importance</text:p>
          </table:table-cell>
          <table:table-cell table:style-name="ce30"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5"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6" office:value-type="string" calcext:value-type="string">
            <text:p>Géométrie invalide.</text:p>
          </table:table-cell>
          <table:table-cell table:style-name="ce56"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6" office:value-type="string" calcext:value-type="string">
            <text:p>Mauvais type de géométrie.</text:p>
          </table:table-cell>
          <table:table-cell table:style-name="ce56"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6" office:value-type="string" calcext:value-type="string">
            <text:p>WRONG_GEOMETRY_SRID</text:p>
          </table:table-cell>
          <table:table-cell table:style-name="ce56" office:value-type="string" calcext:value-type="string">
            <text:p>Mauvais SRID pour la géométrie.</text:p>
          </table:table-cell>
          <table:table-cell table:style-name="ce56"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8" table:default-cell-style-name="Default"/>
        <table:table-column table:style-name="co129" table:default-cell-style-name="Default"/>
        <table:table-column table:style-name="co130" table:default-cell-style-name="Default"/>
        <table:table-column table:style-name="co131" table:default-cell-style-name="ce95"/>
        <table:table-column table:style-name="co7" table:number-columns-repeated="1020" table:default-cell-style-name="Default"/>
        <table:table-row table:style-name="ro17">
          <table:table-cell table:style-name="ce52" office:value-type="string" calcext:value-type="string">
            <text:p>Schema Code</text:p>
          </table:table-cell>
          <table:table-cell table:style-name="ce52" office:value-type="string" calcext:value-type="string">
            <text:p>Schema Name</text:p>
          </table:table-cell>
          <table:table-cell table:style-name="ce52" office:value-type="string" calcext:value-type="string">
            <text:p>Label</text:p>
            <draw:control table:end-cell-address="table_schema.D1" table:end-x="0.12mm" table:end-y="9.06mm" draw:z-index="0" draw:name="Export CSV" draw:style-name="gr5" draw:text-style-name="P4" svg:width="13mm" svg:height="9.05mm" svg:x="17.88mm" svg:y="0.01mm" draw:control="control9">
              <svg:title>Export CSV</svg:title>
              <svg:desc>Export CSV</svg:desc>
            </draw:control>
          </table:table-cell>
          <table:table-cell table:style-name="ce80" office:value-type="string" calcext:value-type="string">
            <text:p>Description</text:p>
          </table:table-cell>
          <table:table-cell table:style-name="ce65" table:number-columns-repeated="1020"/>
        </table:table-row>
        <table:table-row table:style-name="ro2">
          <table:table-cell table:number-columns-repeated="2" office:value-type="string" calcext:value-type="string">
            <text:p>RAW_DATA</text:p>
          </table:table-cell>
          <table:table-cell table:style-name="ce48" office:value-type="string" calcext:value-type="string">
            <text:p>Données sources</text:p>
          </table:table-cell>
          <table:table-cell table:style-name="ce48"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48" office:value-type="string" calcext:value-type="string">
            <text:p>Metadata</text:p>
          </table:table-cell>
          <table:table-cell table:style-name="ce48"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48" office:value-type="string" calcext:value-type="string">
            <text:p>Website</text:p>
          </table:table-cell>
          <table:table-cell table:style-name="ce48"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48" office:value-type="string" calcext:value-type="string">
            <text:p>Public</text:p>
          </table:table-cell>
          <table:table-cell table:style-name="ce48"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48"/>
          <table:table-cell table:number-columns-repeated="1021"/>
        </table:table-row>
        <table:table-row table:style-name="ro14" table:number-rows-repeated="3">
          <table:table-cell table:number-columns-repeated="2"/>
          <table:table-cell table:style-name="ce48"/>
          <table:table-cell table:number-columns-repeated="1021"/>
        </table:table-row>
        <table:table-row table:style-name="ro2" table:number-rows-repeated="2">
          <table:table-cell table:number-columns-repeated="2"/>
          <table:table-cell table:style-name="ce48"/>
          <table:table-cell table:number-columns-repeated="1021"/>
        </table:table-row>
        <table:table-row table:style-name="ro14" table:number-rows-repeated="3">
          <table:table-cell table:number-columns-repeated="2"/>
          <table:table-cell table:style-name="ce48"/>
          <table:table-cell table:number-columns-repeated="1021"/>
        </table:table-row>
        <table:table-row table:style-name="ro2">
          <table:table-cell table:number-columns-repeated="2"/>
          <table:table-cell table:style-name="ce48"/>
          <table:table-cell table:number-columns-repeated="1021"/>
        </table:table-row>
        <table:table-row table:style-name="ro14" table:number-rows-repeated="4">
          <table:table-cell table:number-columns-repeated="2"/>
          <table:table-cell table:style-name="ce48"/>
          <table:table-cell table:number-columns-repeated="1021"/>
        </table:table-row>
        <table:table-row table:style-name="ro2" table:number-rows-repeated="3">
          <table:table-cell table:number-columns-repeated="2"/>
          <table:table-cell table:style-name="ce48"/>
          <table:table-cell table:number-columns-repeated="1021"/>
        </table:table-row>
        <table:table-row table:style-name="ro14">
          <table:table-cell table:number-columns-repeated="2"/>
          <table:table-cell table:style-name="ce48"/>
          <table:table-cell table:number-columns-repeated="1021"/>
        </table:table-row>
        <table:table-row table:style-name="ro2" table:number-rows-repeated="9">
          <table:table-cell table:number-columns-repeated="2"/>
          <table:table-cell table:style-name="ce48"/>
          <table:table-cell table:number-columns-repeated="1021"/>
        </table:table-row>
        <table:table-row table:style-name="ro14" table:number-rows-repeated="2">
          <table:table-cell table:number-columns-repeated="2"/>
          <table:table-cell table:style-name="ce48"/>
          <table:table-cell table:number-columns-repeated="1021"/>
        </table:table-row>
        <table:table-row table:style-name="ro2" table:number-rows-repeated="4">
          <table:table-cell table:number-columns-repeated="2"/>
          <table:table-cell table:style-name="ce48"/>
          <table:table-cell table:number-columns-repeated="1021"/>
        </table:table-row>
        <table:table-row table:style-name="ro14" table:number-rows-repeated="4">
          <table:table-cell table:number-columns-repeated="2"/>
          <table:table-cell table:style-name="ce48"/>
          <table:table-cell table:number-columns-repeated="1021"/>
        </table:table-row>
        <table:table-row table:style-name="ro2" table:number-rows-repeated="2">
          <table:table-cell table:number-columns-repeated="2"/>
          <table:table-cell table:style-name="ce48"/>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2" table:default-cell-style-name="Default"/>
        <table:table-column table:style-name="co133" table:default-cell-style-name="Default"/>
        <table:table-column table:style-name="co134" table:default-cell-style-name="ce95"/>
        <table:table-column table:style-name="co135" table:default-cell-style-name="Default"/>
        <table:table-column table:style-name="co136" table:default-cell-style-name="Default"/>
        <table:table-column table:style-name="co7" table:number-columns-repeated="1019" table:default-cell-style-name="Default"/>
        <table:table-row table:style-name="ro17">
          <table:table-cell table:style-name="ce52" office:value-type="string" calcext:value-type="string">
            <text:p>Schema Code</text:p>
          </table:table-cell>
          <table:table-cell table:style-name="ce52" office:value-type="string" calcext:value-type="string">
            <text:p>Child Table</text:p>
            <draw:control table:end-cell-address="table_tree.C1" table:end-x="0.13mm" table:end-y="9.06mm" draw:z-index="0" draw:name="Export CSV" draw:style-name="gr5" draw:text-style-name="P7" svg:width="102.2mm" svg:height="9.05mm" svg:x="17.75mm" svg:y="0.01mm" draw:control="control10">
              <svg:title>Export CSV</svg:title>
              <svg:desc>Export CSV</svg:desc>
            </draw:control>
          </table:table-cell>
          <table:table-cell table:style-name="ce80" office:value-type="string" calcext:value-type="string">
            <text:p>Parent Table</text:p>
          </table:table-cell>
          <table:table-cell table:style-name="ce80" office:value-type="string" calcext:value-type="string">
            <text:p>Join Key</text:p>
          </table:table-cell>
          <table:table-cell table:style-name="ce80" office:value-type="string" calcext:value-type="string">
            <text:p>Comment</text:p>
          </table:table-cell>
          <table:table-cell table:style-name="ce65"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48"/>
          <table:table-cell table:number-columns-repeated="1022"/>
        </table:table-row>
        <table:table-row table:style-name="ro2">
          <table:table-cell/>
          <table:table-cell table:style-name="ce48"/>
          <table:table-cell table:number-columns-repeated="1022"/>
        </table:table-row>
        <table:table-row table:style-name="ro14">
          <table:table-cell/>
          <table:table-cell table:style-name="ce48"/>
          <table:table-cell table:number-columns-repeated="1022"/>
        </table:table-row>
        <table:table-row table:style-name="ro2">
          <table:table-cell/>
          <table:table-cell table:style-name="ce48"/>
          <table:table-cell table:number-columns-repeated="1022"/>
        </table:table-row>
        <table:table-row table:style-name="ro14">
          <table:table-cell/>
          <table:table-cell table:style-name="ce48"/>
          <table:table-cell table:number-columns-repeated="1022"/>
        </table:table-row>
        <table:table-row table:style-name="ro2" table:number-rows-repeated="8">
          <table:table-cell/>
          <table:table-cell table:style-name="ce48"/>
          <table:table-cell table:number-columns-repeated="1022"/>
        </table:table-row>
        <table:table-row table:style-name="ro2" table:number-rows-repeated="2">
          <table:table-cell/>
          <table:table-cell table:style-name="ce48"/>
          <table:table-cell table:style-name="Default"/>
          <table:table-cell table:number-columns-repeated="1021"/>
        </table:table-row>
        <table:table-row table:style-name="ro2">
          <table:table-cell/>
          <table:table-cell table:style-name="ce48"/>
          <table:table-cell table:number-columns-repeated="1022"/>
        </table:table-row>
        <table:table-row table:style-name="ro14" table:number-rows-repeated="5">
          <table:table-cell/>
          <table:table-cell table:style-name="ce48"/>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office:forms form:automatic-focus="false" form:apply-design-mode="false"/>
        <table:table-column table:style-name="co87" table:default-cell-style-name="Default"/>
        <table:table-column table:style-name="co88" table:default-cell-style-name="ce53"/>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2" office:value-type="string" calcext:value-type="string">
            <text:p>vim</text:p>
          </table:table-cell>
          <table:table-cell table:style-name="ce42" office:value-type="string" calcext:value-type="string">
            <text:p>Row_pk</text:p>
          </table:table-cell>
          <table:table-cell table:style-name="ce42" office:value-type="string" calcext:value-type="string">
            <text:p>Lang</text:p>
          </table:table-cell>
          <table:table-cell table:style-name="ce42" office:value-type="string" calcext:value-type="string">
            <text:p>Label</text:p>
          </table:table-cell>
          <table:table-cell table:style-name="ce42" office:value-type="string" calcext:value-type="string">
            <text:p>Definition</text:p>
          </table:table-cell>
          <table:table-cell table:style-name="ce30"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2"/>
        <table:table-column table:style-name="co7" table:number-columns-repeated="1019" table:default-cell-style-name="ce30"/>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number:text> </number:text>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 </number:text>
    </number:number-style>
    <number:number-style style:name="N122P1" style:volatile="true">
      <number:text>-</number:text>
      <number:number number:decimal-places="0" loext:min-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 </number:text>
    </number:number-style>
    <number:number-style style:name="N130P1" style:volatile="true">
      <number:text>-</number:text>
      <number:number number:decimal-places="2" loext:min-decimal-places="2" number:min-integer-digits="1" number:grouping="true"/>
      <number:text> € </number:text>
    </number:number-style>
    <number:number-style style:name="N130P2" style:volatile="true">
      <number:text> -</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number:text>
    </number:number-style>
    <number:number-style style:name="N148P1" style:volatile="true">
      <number:text> (</number:text>
      <number:number number:decimal-places="0" loext:min-decimal-places="0" number:min-integer-digits="1" number:grouping="true"/>
      <number:text>)</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loext:min-decimal-places="0" number:min-integer-digits="1" number:grouping="true"/>
      <number:text> F</number:text>
    </number:number-style>
    <number:number-style style:name="N158">
      <number:text>-</number:text>
      <number:number number:decimal-places="0" loext:min-decimal-places="0" number:min-integer-digits="1" number:grouping="true"/>
      <number:text> F</number:text>
      <style:map style:condition="value()&gt;=0" style:apply-style-name="N158P0"/>
    </number:number-style>
    <number:number-style style:name="N159P0" style:volatile="true">
      <number:number number:decimal-places="0" loext:min-decimal-places="0" number:min-integer-digits="1" number:grouping="true"/>
      <number:text> F</number:text>
    </number:number-style>
    <number:number-style style:name="N159">
      <style:text-properties fo:color="#ff0000"/>
      <number:text>-</number:text>
      <number:number number:decimal-places="0" loext:min-decimal-places="0" number:min-integer-digits="1" number:grouping="true"/>
      <number:text> F</number:text>
      <style:map style:condition="value()&gt;=0" style:apply-style-name="N159P0"/>
    </number:number-style>
    <number:number-style style:name="N161P0" style:volatile="true">
      <number:number number:decimal-places="2" loext:min-decimal-places="2" number:min-integer-digits="1" number:grouping="true"/>
      <number:text> F</number:text>
    </number:number-style>
    <number:number-style style:name="N161">
      <number:text>-</number:text>
      <number:number number:decimal-places="2" loext:min-decimal-places="2" number:min-integer-digits="1" number:grouping="true"/>
      <number:text> F</number:text>
      <style:map style:condition="value()&gt;=0" style:apply-style-name="N161P0"/>
    </number:number-style>
    <number:number-style style:name="N162P0" style:volatile="true">
      <number:number number:decimal-places="2" loext:min-decimal-places="2" number:min-integer-digits="1" number:grouping="true"/>
      <number:text> F</number:text>
    </number:number-style>
    <number:number-style style:name="N162">
      <style:text-properties fo:color="#ff0000"/>
      <number:text>-</number:text>
      <number:number number:decimal-places="2" loext:min-decimal-places="2" number:min-integer-digits="1" number:grouping="true"/>
      <number:text> F</number:text>
      <style:map style:condition="value()&gt;=0" style:apply-style-name="N162P0"/>
    </number:number-style>
    <number:number-style style:name="N166P0" style:volatile="true">
      <number:text> </number:text>
      <number:number number:decimal-places="0" loext:min-decimal-places="0" number:min-integer-digits="1" number:grouping="true"/>
      <number:text> F </number:text>
    </number:number-style>
    <number:number-style style:name="N166P1" style:volatile="true">
      <number:text>-</number:text>
      <number:number number:decimal-places="0" loext:min-decimal-places="0" number:min-integer-digits="1" number:grouping="true"/>
      <number:text> F </number:text>
    </number:number-style>
    <number:number-style style:name="N166P2" style:volatile="true">
      <number:text> - F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F </number:text>
    </number:number-style>
    <number:number-style style:name="N170P1" style:volatile="true">
      <number:text>-</number:text>
      <number:number number:decimal-places="2" loext:min-decimal-places="2" number:min-integer-digits="1" number:grouping="true"/>
      <number:text> F </number:text>
    </number:number-style>
    <number:number-style style:name="N170P2" style:volatile="true">
      <number:text> -</number:text>
      <number:number number:decimal-places="0" loext:min-decimal-places="0" number:min-integer-digits="0"/>
      <number:text> F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Vrai</number:text>
    </number:number-style>
    <number:number-style style:name="N172P1" style:volatile="true">
      <number:text>Vrai</number:text>
    </number:number-style>
    <number:number-style style:name="N172">
      <number:text>Faux</number:text>
      <style:map style:condition="value()&gt;0" style:apply-style-name="N172P0"/>
      <style:map style:condition="value()&lt;0" style:apply-style-name="N172P1"/>
    </number:number-style>
    <number:number-style style:name="N174P0" style:volatile="true">
      <number:text>Actif</number:text>
    </number:number-style>
    <number:number-style style:name="N174P1" style:volatile="true">
      <number:text>Actif</number:text>
    </number:number-style>
    <number:number-style style:name="N174">
      <number:text>Inactif</number:text>
      <style:map style:condition="value()&gt;0" style:apply-style-name="N174P0"/>
      <style:map style:condition="value()&lt;0" style:apply-style-name="N174P1"/>
    </number:number-style>
    <number:number-style style:name="N176P0" style:volatile="true">
      <number:text>$</number:text>
      <number:number number:decimal-places="0" loext:min-decimal-places="0" number:min-integer-digits="1" number:grouping="true"/>
      <number:text> </number:text>
    </number:number-style>
    <number:number-style style:name="N176">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0" loext:min-decimal-places="0" number:min-integer-digits="1" number:grouping="true"/>
      <number:text> </number:text>
    </number:number-style>
    <number:number-style style:name="N177">
      <style:text-properties fo:color="#ff0000"/>
      <number:text>($</number:text>
      <number:number number:decimal-places="0" loext:min-decimal-places="0" number:min-integer-digits="1" number:grouping="true"/>
      <number:text>)</number:text>
      <style:map style:condition="value()&gt;=0" style:apply-style-name="N177P0"/>
    </number:number-style>
    <number:number-style style:name="N179P0" style:volatile="true">
      <number:text>$</number:text>
      <number:number number:decimal-places="2" loext:min-decimal-places="2" number:min-integer-digits="1" number:grouping="true"/>
      <number:text> </number:text>
    </number:number-style>
    <number:number-style style:name="N179">
      <number:text>($</number:text>
      <number:number number:decimal-places="2" loext:min-decimal-places="2" number:min-integer-digits="1" number:grouping="true"/>
      <number:text>)</number:text>
      <style:map style:condition="value()&gt;=0" style:apply-style-name="N179P0"/>
    </number:number-style>
    <number:number-style style:name="N180P0" style:volatile="true">
      <number:text>$</number:text>
      <number:number number:decimal-places="2" loext:min-decimal-places="2" number:min-integer-digits="1" number:grouping="true"/>
      <number:text> </number:text>
    </number:number-style>
    <number:number-style style:name="N180">
      <style:text-properties fo:color="#ff0000"/>
      <number:text>($</number:text>
      <number:number number:decimal-places="2" loext:min-decimal-places="2" number:min-integer-digits="1" number:grouping="true"/>
      <number:text>)</number:text>
      <style:map style:condition="value()&gt;=0" style:apply-style-name="N180P0"/>
    </number:number-style>
    <number:number-style style:name="N184P0" style:volatile="true">
      <number:text> $</number:text>
      <number:number number:decimal-places="0" loext:min-decimal-places="0" number:min-integer-digits="1" number:grouping="true"/>
      <number:text> </number:text>
    </number:number-style>
    <number:number-style style:name="N184P1" style:volatile="true">
      <number:text> $(</number:text>
      <number:number number:decimal-places="0" loext:min-decimal-places="0" number:min-integer-digits="1" number:grouping="true"/>
      <number:text>)</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number:text>
      <number:number number:decimal-places="2" loext:min-decimal-places="2" number:min-integer-digits="1" number:grouping="true"/>
      <number:text> </number:text>
    </number:number-style>
    <number:number-style style:name="N188P1" style:volatile="true">
      <number:text> $(</number:text>
      <number:number number:decimal-places="2" loext:min-decimal-places="2" number:min-integer-digits="1" number:grouping="true"/>
      <number:text>)</number:text>
    </number:number-style>
    <number:number-style style:name="N188P2" style:volatile="true">
      <number:text> $-</number:text>
      <number:number number:decimal-places="0" loext:min-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text>kr </number:text>
      <number:number number:decimal-places="0" loext:min-decimal-places="0" number:min-integer-digits="1" number:grouping="true"/>
      <number:text> </number:text>
    </number:number-style>
    <number:number-style style:name="N190">
      <number:text>(kr </number:text>
      <number:number number:decimal-places="0" loext:min-decimal-places="0" number:min-integer-digits="1" number:grouping="true"/>
      <number:text>)</number:text>
      <style:map style:condition="value()&gt;=0" style:apply-style-name="N190P0"/>
    </number:number-style>
    <number:number-style style:name="N191P0" style:volatile="true">
      <number:text>kr </number:text>
      <number:number number:decimal-places="0" loext:min-decimal-places="0" number:min-integer-digits="1" number:grouping="true"/>
      <number:text> </number:text>
    </number:number-style>
    <number:number-style style:name="N191">
      <style:text-properties fo:color="#ff0000"/>
      <number:text>(kr </number:text>
      <number:number number:decimal-places="0" loext:min-decimal-places="0" number:min-integer-digits="1" number:grouping="true"/>
      <number:text>)</number:text>
      <style:map style:condition="value()&gt;=0" style:apply-style-name="N191P0"/>
    </number:number-style>
    <number:number-style style:name="N193P0" style:volatile="true">
      <number:text>kr </number:text>
      <number:number number:decimal-places="2" loext:min-decimal-places="2" number:min-integer-digits="1" number:grouping="true"/>
      <number:text> </number:text>
    </number:number-style>
    <number:number-style style:name="N193">
      <number:text>(kr </number:text>
      <number:number number:decimal-places="2" loext:min-decimal-places="2" number:min-integer-digits="1" number:grouping="true"/>
      <number:text>)</number:text>
      <style:map style:condition="value()&gt;=0" style:apply-style-name="N193P0"/>
    </number:number-style>
    <number:number-style style:name="N194P0" style:volatile="true">
      <number:text>kr </number:text>
      <number:number number:decimal-places="2" loext:min-decimal-places="2" number:min-integer-digits="1" number:grouping="true"/>
      <number:text> </number:text>
    </number:number-style>
    <number:number-style style:name="N194">
      <style:text-properties fo:color="#ff0000"/>
      <number:text>(kr </number:text>
      <number:number number:decimal-places="2" loext:min-decimal-places="2" number:min-integer-digits="1" number:grouping="true"/>
      <number:text>)</number:text>
      <style:map style:condition="value()&gt;=0" style:apply-style-name="N194P0"/>
    </number:number-style>
    <number:number-style style:name="N198P0" style:volatile="true">
      <number:text> kr </number:text>
      <number:number number:decimal-places="0" loext:min-decimal-places="0" number:min-integer-digits="1" number:grouping="true"/>
      <number:text> </number:text>
    </number:number-style>
    <number:number-style style:name="N198P1" style:volatile="true">
      <number:text> kr (</number:text>
      <number:number number:decimal-places="0" loext:min-decimal-places="0" number:min-integer-digits="1" number:grouping="true"/>
      <number:text>)</number:text>
    </number:number-style>
    <number:number-style style:name="N198P2" style:volatile="true">
      <number:text> kr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text> kr </number:text>
      <number:number number:decimal-places="2" loext:min-decimal-places="2" number:min-integer-digits="1" number:grouping="true"/>
      <number:text> </number:text>
    </number:number-style>
    <number:number-style style:name="N202P1" style:volatile="true">
      <number:text> kr (</number:text>
      <number:number number:decimal-places="2" loext:min-decimal-places="2" number:min-integer-digits="1" number:grouping="true"/>
      <number:text>)</number:text>
    </number:number-style>
    <number:number-style style:name="N202P2" style:volatile="true">
      <number:text> kr -</number:text>
      <number:number number:decimal-places="0" loext:min-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text>kr </number:text>
      <number:number number:decimal-places="0" loext:min-decimal-places="0" number:min-integer-digits="1" number:grouping="true"/>
    </number:number-style>
    <number:number-style style:name="N204">
      <number:text>kr -</number:text>
      <number:number number:decimal-places="0" loext:min-decimal-places="0" number:min-integer-digits="1" number:grouping="true"/>
      <style:map style:condition="value()&gt;=0" style:apply-style-name="N204P0"/>
    </number:number-style>
    <number:number-style style:name="N205P0" style:volatile="true">
      <number:text>kr </number:text>
      <number:number number:decimal-places="0" loext:min-decimal-places="0" number:min-integer-digits="1" number:grouping="true"/>
    </number:number-style>
    <number:number-style style:name="N205">
      <style:text-properties fo:color="#ff0000"/>
      <number:text>kr -</number:text>
      <number:number number:decimal-places="0" loext:min-decimal-places="0" number:min-integer-digits="1" number:grouping="true"/>
      <style:map style:condition="value()&gt;=0" style:apply-style-name="N205P0"/>
    </number:number-style>
    <number:number-style style:name="N207P0" style:volatile="true">
      <number:text>kr </number:text>
      <number:number number:decimal-places="2" loext:min-decimal-places="2" number:min-integer-digits="1" number:grouping="true"/>
    </number:number-style>
    <number:number-style style:name="N207">
      <number:text>kr -</number:text>
      <number:number number:decimal-places="2" loext:min-decimal-places="2" number:min-integer-digits="1" number:grouping="true"/>
      <style:map style:condition="value()&gt;=0" style:apply-style-name="N207P0"/>
    </number:number-style>
    <number:number-style style:name="N208P0" style:volatile="true">
      <number:text>kr </number:text>
      <number:number number:decimal-places="2" loext:min-decimal-places="2" number:min-integer-digits="1" number:grouping="true"/>
    </number:number-style>
    <number:number-style style:name="N208">
      <style:text-properties fo:color="#ff0000"/>
      <number:text>kr -</number:text>
      <number:number number:decimal-places="2" loext:min-decimal-places="2" number:min-integer-digits="1" number:grouping="true"/>
      <style:map style:condition="value()&gt;=0" style:apply-style-name="N208P0"/>
    </number:number-style>
    <number:number-style style:name="N210P0" style:volatile="true">
      <number:text> kr </number:text>
      <number:number number:decimal-places="0" loext:min-decimal-places="0" number:min-integer-digits="1" number:grouping="true"/>
      <number:text> </number:text>
    </number:number-style>
    <number:number-style style:name="N210P1" style:volatile="true">
      <number:text> kr -</number:text>
      <number:number number:decimal-places="0" loext:min-decimal-places="0" number:min-integer-digits="1" number:grouping="true"/>
      <number:text> </number:text>
    </number:number-style>
    <number:number-style style:name="N210P2" style:volatile="true">
      <number:text> kr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text> </number:text>
      <number:number number:decimal-places="0" loext:min-decimal-places="0" number:min-integer-digits="1" number:grouping="true"/>
      <number:text> </number:text>
    </number:number-style>
    <number:number-style style:name="N212P1" style:volatile="true">
      <number:text> -</number:text>
      <number:number number:decimal-places="0" loext:min-decimal-places="0" number:min-integer-digits="1" number:grouping="true"/>
      <number:text> </number:text>
    </number:number-style>
    <number:number-style style:name="N212P2" style:volatile="true">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text> kr </number:text>
      <number:number number:decimal-places="2" loext:min-decimal-places="2" number:min-integer-digits="1" number:grouping="true"/>
      <number:text> </number:text>
    </number:number-style>
    <number:number-style style:name="N214P1" style:volatile="true">
      <number:text> kr -</number:text>
      <number:number number:decimal-places="2" loext:min-decimal-places="2" number:min-integer-digits="1" number:grouping="true"/>
      <number:text> </number:text>
    </number:number-style>
    <number:number-style style:name="N214P2" style:volatile="true">
      <number:text> kr -</number:text>
      <number:number number:decimal-places="0" loext:min-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text> </number:text>
      <number:number number:decimal-places="2" loext:min-decimal-places="2" number:min-integer-digits="1" number:grouping="true"/>
      <number:text> </number:text>
    </number:number-style>
    <number:number-style style:name="N216P1" style:volatile="true">
      <number:text> -</number:text>
      <number:number number:decimal-places="2" loext:min-decimal-places="2" number:min-integer-digits="1" number:grouping="true"/>
      <number:text> </number:text>
    </number:number-style>
    <number:number-style style:name="N216P2" style:volatile="true">
      <number:text> -</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8P0" style:volatile="true">
      <number:text>Yes</number:text>
    </number:number-style>
    <number:number-style style:name="N218P1" style:volatile="true">
      <number:text>Yes</number:text>
    </number:number-style>
    <number:number-style style:name="N218">
      <number:text>No</number:text>
      <style:map style:condition="value()&gt;0" style:apply-style-name="N218P0"/>
      <style:map style:condition="value()&lt;0" style:apply-style-name="N218P1"/>
    </number:number-style>
    <number:number-style style:name="N220P0" style:volatile="true">
      <number:text>True</number:text>
    </number:number-style>
    <number:number-style style:name="N220P1" style:volatile="true">
      <number:text>True</number:text>
    </number:number-style>
    <number:number-style style:name="N220">
      <number:text>False</number:text>
      <style:map style:condition="value()&gt;0" style:apply-style-name="N220P0"/>
      <style:map style:condition="value()&lt;0" style:apply-style-name="N220P1"/>
    </number:number-style>
    <number:number-style style:name="N222P0" style:volatile="true">
      <number:text>On</number:text>
    </number:number-style>
    <number:number-style style:name="N222P1" style:volatile="true">
      <number:text>On</number:text>
    </number:number-style>
    <number:number-style style:name="N222">
      <number:text>Off</number:text>
      <style:map style:condition="value()&gt;0" style:apply-style-name="N222P0"/>
      <style:map style:condition="value()&lt;0" style:apply-style-name="N222P1"/>
    </number:number-style>
    <number:currency-style style:name="N224P0" style:volatile="true">
      <number:currency-symbol>€</number:currency-symbol>
      <number:text> </number:text>
      <number:number number:decimal-places="2" loext:min-decimal-places="2" number:min-integer-digits="1" number:grouping="true"/>
      <number:text> </number:text>
    </number:currency-style>
    <number:currency-style style:name="N224">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24P0"/>
    </number:currency-style>
    <number:number-style style:name="N226P0" style:volatile="true">
      <number:number number:decimal-places="0" loext:min-decimal-places="0" number:min-integer-digits="1" number:grouping="true"/>
      <number:text> lei</number:text>
    </number:number-style>
    <number:number-style style:name="N226">
      <number:text>-</number:text>
      <number:number number:decimal-places="0" loext:min-decimal-places="0" number:min-integer-digits="1" number:grouping="true"/>
      <number:text> lei</number:text>
      <style:map style:condition="value()&gt;=0" style:apply-style-name="N226P0"/>
    </number:number-style>
    <number:number-style style:name="N227P0" style:volatile="true">
      <number:number number:decimal-places="0" loext:min-decimal-places="0" number:min-integer-digits="1" number:grouping="true"/>
      <number:text> lei</number:text>
    </number:number-style>
    <number:number-style style:name="N227">
      <style:text-properties fo:color="#ff0000"/>
      <number:text>-</number:text>
      <number:number number:decimal-places="0" loext:min-decimal-places="0" number:min-integer-digits="1" number:grouping="true"/>
      <number:text> lei</number:text>
      <style:map style:condition="value()&gt;=0" style:apply-style-name="N227P0"/>
    </number:number-style>
    <number:number-style style:name="N229P0" style:volatile="true">
      <number:number number:decimal-places="2" loext:min-decimal-places="2" number:min-integer-digits="1" number:grouping="true"/>
      <number:text> lei</number:text>
    </number:number-style>
    <number:number-style style:name="N229">
      <number:text>-</number:text>
      <number:number number:decimal-places="2" loext:min-decimal-places="2" number:min-integer-digits="1" number:grouping="true"/>
      <number:text> lei</number:text>
      <style:map style:condition="value()&gt;=0" style:apply-style-name="N229P0"/>
    </number:number-style>
    <number:number-style style:name="N230P0" style:volatile="true">
      <number:number number:decimal-places="2" loext:min-decimal-places="2" number:min-integer-digits="1" number:grouping="true"/>
      <number:text> lei</number:text>
    </number:number-style>
    <number:number-style style:name="N230">
      <style:text-properties fo:color="#ff0000"/>
      <number:text>-</number:text>
      <number:number number:decimal-places="2" loext:min-decimal-places="2" number:min-integer-digits="1" number:grouping="true"/>
      <number:text> lei</number:text>
      <style:map style:condition="value()&gt;=0" style:apply-style-name="N230P0"/>
    </number:number-style>
    <number:number-style style:name="N234P0" style:volatile="true">
      <number:text> </number:text>
      <number:number number:decimal-places="0" loext:min-decimal-places="0" number:min-integer-digits="1" number:grouping="true"/>
      <number:text> lei </number:text>
    </number:number-style>
    <number:number-style style:name="N234P1" style:volatile="true">
      <number:text>-</number:text>
      <number:number number:decimal-places="0" loext:min-decimal-places="0" number:min-integer-digits="1" number:grouping="true"/>
      <number:text> lei </number:text>
    </number:number-style>
    <number:number-style style:name="N234P2" style:volatile="true">
      <number:text> - lei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number:text> </number:text>
      <number:number number:decimal-places="0" loext:min-decimal-places="0" number:min-integer-digits="1" number:grouping="true"/>
      <number:text>      </number:text>
    </number:number-style>
    <number:number-style style:name="N238P1" style:volatile="true">
      <number:text>-</number:text>
      <number:number number:decimal-places="0" loext:min-decimal-places="0" number:min-integer-digits="1" number:grouping="true"/>
      <number:text>      </number:text>
    </number:number-style>
    <number:number-style style:name="N238P2" style:volatile="true">
      <number:text> -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2P0" style:volatile="true">
      <number:text> </number:text>
      <number:number number:decimal-places="2" loext:min-decimal-places="2" number:min-integer-digits="1" number:grouping="true"/>
      <number:text> lei </number:text>
    </number:number-style>
    <number:number-style style:name="N242P1" style:volatile="true">
      <number:text>-</number:text>
      <number:number number:decimal-places="2" loext:min-decimal-places="2" number:min-integer-digits="1" number:grouping="true"/>
      <number:text> lei </number:text>
    </number:number-style>
    <number:number-style style:name="N242P2" style:volatile="true">
      <number:text> -</number:text>
      <number:number number:decimal-places="0" loext:min-decimal-places="0" number:min-integer-digits="0"/>
      <number:text> lei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6P0" style:volatile="true">
      <number:text> </number:text>
      <number:number number:decimal-places="2" loext:min-decimal-places="2" number:min-integer-digits="1" number:grouping="true"/>
      <number:text>      </number:text>
    </number:number-style>
    <number:number-style style:name="N246P1" style:volatile="true">
      <number:text>-</number:text>
      <number:number number:decimal-places="2" loext:min-decimal-places="2" number:min-integer-digits="1" number:grouping="true"/>
      <number:text>      </number:text>
    </number:number-style>
    <number:number-style style:name="N246P2" style:volatile="true">
      <number:text> -</number:text>
      <number:number number:decimal-places="0" loext:min-decimal-places="0" number:min-integer-digits="0"/>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8P0" style:volatile="true">
      <number:text>Ja</number:text>
    </number:number-style>
    <number:number-style style:name="N248P1" style:volatile="true">
      <number:text>Ja</number:text>
    </number:number-style>
    <number:number-style style:name="N248">
      <number:text>Nej</number:text>
      <style:map style:condition="value()&gt;0" style:apply-style-name="N248P0"/>
      <style:map style:condition="value()&lt;0" style:apply-style-name="N248P1"/>
    </number:number-style>
    <number:number-style style:name="N250P0" style:volatile="true">
      <number:text>Sand</number:text>
    </number:number-style>
    <number:number-style style:name="N250P1" style:volatile="true">
      <number:text>Sand</number:text>
    </number:number-style>
    <number:number-style style:name="N250">
      <number:text>Falsk</number:text>
      <style:map style:condition="value()&gt;0" style:apply-style-name="N250P0"/>
      <style:map style:condition="value()&lt;0" style:apply-style-name="N250P1"/>
    </number:number-style>
    <number:number-style style:name="N252P0" style:volatile="true">
      <number:text>Til</number:text>
    </number:number-style>
    <number:number-style style:name="N252P1" style:volatile="true">
      <number:text>Til</number:text>
    </number:number-style>
    <number:number-style style:name="N252">
      <number:text>Fra</number:text>
      <style:map style:condition="value()&gt;0" style:apply-style-name="N252P0"/>
      <style:map style:condition="value()&lt;0" style:apply-style-name="N252P1"/>
    </number:number-style>
    <number:currency-style style:name="N254P0" style:volatile="true">
      <number:currency-symbol>€</number:currency-symbol>
      <number:text> </number:text>
      <number:number number:decimal-places="5" loext:min-decimal-places="0" number:min-integer-digits="0" number:decimal-replacement=""/>
      <number:text> </number:text>
    </number:currency-style>
    <number:currency-style style:name="N25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254P0"/>
    </number:currency-style>
    <number:date-style style:name="N255">
      <number:day/>
      <number:text>/</number:text>
      <number:month/>
    </number:date-style>
    <number:date-style style:name="N256">
      <number:month number:textual="true"/>
      <number:text>-</number:text>
      <number:year number:style="long"/>
    </number:date-style>
    <number:number-style style:name="N257">
      <number:number number:decimal-places="1" loext:min-decimal-places="1" number:min-integer-digits="1" number:grouping="true"/>
    </number:number-style>
    <number:number-style style:name="N258">
      <number:number number:decimal-places="3" loext:min-decimal-places="3" number:min-integer-digits="1" number:grouping="true"/>
    </number:number-style>
    <number:number-style style:name="N261P0" style:volatile="true">
      <loext:fill-character> </loext:fill-character>
      <number:number number:decimal-places="0" loext:min-decimal-places="0" number:min-integer-digits="1" number:grouping="true"/>
      <number:text>    </number:text>
    </number:number-style>
    <number:number-style style:name="N261P1" style:volatile="true">
      <loext:fill-character> </loext:fill-character>
      <number:number number:decimal-places="0" loext:min-decimal-places="0" number:min-integer-digits="1" number:grouping="true"/>
      <number:text>    </number:text>
    </number:number-style>
    <number:number-style style:name="N261P2" style:volatile="true">
      <loext:fill-character> </loext:fill-character>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number-style style:name="N264P0" style:volatile="true">
      <loext:fill-character> </loext:fill-character>
      <number:number number:decimal-places="0" loext:min-decimal-places="0" number:min-integer-digits="1" number:grouping="true"/>
      <number:text> € </number:text>
    </number:number-style>
    <number:number-style style:name="N264P1" style:volatile="true">
      <loext:fill-character> </loext:fill-character>
      <number:number number:decimal-places="0" loext:min-decimal-places="0" number:min-integer-digits="1" number:grouping="true"/>
      <number:text> € </number:text>
    </number:number-style>
    <number:number-style style:name="N264P2" style:volatile="true">
      <loext:fill-character> </loext:fill-character>
      <number:text>- € </number:text>
    </number:number-style>
    <number:text-style style:name="N264">
      <number:text-content/>
      <number:text> </number:text>
      <style:map style:condition="value()&gt;0" style:apply-style-name="N264P0"/>
      <style:map style:condition="value()&lt;0" style:apply-style-name="N264P1"/>
      <style:map style:condition="value()=0" style:apply-style-name="N264P2"/>
    </number:text-style>
    <number:number-style style:name="N267P0" style:volatile="true">
      <loext:fill-character> </loext:fill-character>
      <number:number number:decimal-places="2" loext:min-decimal-places="2" number:min-integer-digits="1" number:grouping="true"/>
      <number:text>    </number:text>
    </number:number-style>
    <number:number-style style:name="N267P1" style:volatile="true">
      <loext:fill-character> </loext:fill-character>
      <number:number number:decimal-places="2" loext:min-decimal-places="2" number:min-integer-digits="1" number:grouping="true"/>
      <number:text>    </number:text>
    </number:number-style>
    <number:number-style style:name="N267P2" style:volatile="true">
      <loext:fill-character> </loext:fill-character>
      <number:text>-</number:text>
      <number:number number:decimal-places="0" loext:min-decimal-places="0" number:min-integer-digits="0"/>
      <number:text>    </number:text>
    </number:number-style>
    <number:text-style style:name="N267">
      <number:text-content/>
      <number:text> </number:text>
      <style:map style:condition="value()&gt;0" style:apply-style-name="N267P0"/>
      <style:map style:condition="value()&lt;0" style:apply-style-name="N267P1"/>
      <style:map style:condition="value()=0" style:apply-style-name="N267P2"/>
    </number:text-style>
    <number:number-style style:name="N270P0" style:volatile="true">
      <loext:fill-character> </loext:fill-character>
      <number:number number:decimal-places="2" loext:min-decimal-places="2" number:min-integer-digits="1" number:grouping="true"/>
      <number:text> € </number:text>
    </number:number-style>
    <number:number-style style:name="N270P1" style:volatile="true">
      <loext:fill-character> </loext:fill-character>
      <number:number number:decimal-places="2" loext:min-decimal-places="2" number:min-integer-digits="1" number:grouping="true"/>
      <number:text> € </number:text>
    </number:number-style>
    <number:number-style style:name="N270P2" style:volatile="true">
      <loext:fill-character> </loext:fill-character>
      <number:text>-</number:text>
      <number:number number:decimal-places="0" loext:min-decimal-places="0" number:min-integer-digits="0"/>
      <number:text> €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currency-style style:name="N271P0" style:volatile="true">
      <number:number number:decimal-places="2" loext:min-decimal-places="2" number:min-integer-digits="1" number:grouping="true"/>
      <number:text> </number:text>
      <number:currency-symbol number:language="fr" number:country="FR">€</number:currency-symbol>
    </number:currency-style>
    <number:currency-style style:name="N27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7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35mm 0.35mm 0.35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35mm 0.35mm 0.35m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35mm 0.35mm 0.35m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style:num-format="1" style:print-orientation="portrait" fo:margin-top="24.99mm" fo:margin-bottom="24.99mm" fo:margin-left="19mm" fo:margin-right="19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12.7mm" fo:margin-bottom="12.7mm" fo:margin-left="19mm" fo:margin-right="19mm" style:first-page-number="continue" style:scale-to="100%" style:writing-mode="lr-tb"/>
      <style:header-style>
        <style:header-footer-properties fo:min-height="7.51mm" fo:margin-left="0mm" fo:margin-right="0mm" fo:margin-bottom="8.77mm"/>
      </style:header-style>
      <style:footer-style>
        <style:header-footer-properties fo:min-height="7.51mm" fo:margin-left="0mm" fo:margin-right="0mm" fo:margin-top="8.77mm"/>
      </style:footer-style>
    </style:page-layout>
    <style:page-layout style:name="Mpm7">
      <style:page-layout-properties fo:margin-top="24.99mm" fo:margin-bottom="24.99mm" fo:margin-left="19mm" fo:margin-right="19mm" style:first-page-number="continue"/>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0mm" fo:margin-bottom="20mm" fo:margin-left="20mm" fo:margin-right="20mm" style:first-page-number="continue"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8">00/00/0000</text:date>, <text:time style:data-style-name="N2" text:time-value="16:34:48.743519902">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icrosoft Corporation</meta:initial-creator>
    <meta:creation-date>1996-10-21T13:03:58</meta:creation-date>
    <dc:date>2016-10-28T16:35:55.448341693</dc:date>
    <meta:printed-by>Eva LACARCE</meta:printed-by>
    <meta:print-date>2007-07-11T11:03:29</meta:print-date>
    <meta:editing-cycles>2734</meta:editing-cycles>
    <meta:editing-duration>P21DT14H25M19S</meta:editing-duration>
    <meta:document-statistic meta:table-count="26" meta:cell-count="4500"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